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2" svg:font-family="StarSymbol, 'Arial Unicode MS'"/>
    <style:font-face style:name="Tahoma1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Georgia3" svg:font-family="Georgia" style:font-adornments="tučné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0.8cm" fo:margin-left="0cm" table:align="left" style:may-break-between-rows="false" style:writing-mode="lr-tb"/>
    </style:style>
    <style:style style:name="Table1.A" style:family="table-column">
      <style:table-column-properties style:column-width="6.803cm"/>
    </style:style>
    <style:style style:name="Table1.B" style:family="table-column">
      <style:table-column-properties style:column-width="3.997cm"/>
    </style:style>
    <style:style style:name="Table1.1" style:family="table-row">
      <style:table-row-properties style:min-row-height="0.041cm" fo:keep-together="auto"/>
    </style:style>
    <style:style style:name="Table1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Table1.2" style:family="table-row">
      <style:table-row-properties style:min-row-height="0.466cm" fo:keep-together="auto"/>
    </style:style>
    <style:style style:name="Table1.A2" style:family="table-cell">
      <style:table-cell-properties style:vertical-align="bottom" fo:padding="0.049cm" fo:border="none" style:writing-mode="lr-tb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A11" style:family="table-cell">
      <style:table-cell-properties style:vertical-align="top" fo:padding="0.049cm" fo:border="none" style:writing-mode="lr-tb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Table1.14" style:family="table-row">
      <style:table-row-properties fo:keep-together="auto"/>
    </style:style>
    <style:style style:name="Table1.15" style:family="table-row">
      <style:table-row-properties fo:keep-together="auto"/>
    </style:style>
    <style:style style:name="Table1.16" style:family="table-row">
      <style:table-row-properties fo:keep-together="auto"/>
    </style:style>
    <style:style style:name="Table1.17" style:family="table-row">
      <style:table-row-properties fo:keep-together="auto"/>
    </style:style>
    <style:style style:name="Table1.18" style:family="table-row">
      <style:table-row-properties fo:keep-together="auto"/>
    </style:style>
    <style:style style:name="Table1.19" style:family="table-row">
      <style:table-row-properties fo:keep-together="auto"/>
    </style:style>
    <style:style style:name="Table1.20" style:family="table-row">
      <style:table-row-properties fo:keep-together="auto"/>
    </style:style>
    <style:style style:name="Table1.21" style:family="table-row">
      <style:table-row-properties fo:keep-together="auto"/>
    </style:style>
    <style:style style:name="Table1.22" style:family="table-row">
      <style:table-row-properties fo:keep-together="auto"/>
    </style:style>
    <style:style style:name="Table1.23" style:family="table-row">
      <style:table-row-properties fo:keep-together="auto"/>
    </style:style>
    <style:style style:name="Table1.24" style:family="table-row">
      <style:table-row-properties fo:keep-together="auto"/>
    </style:style>
    <style:style style:name="Table1.25" style:family="table-row">
      <style:table-row-properties fo:keep-together="auto"/>
    </style:style>
    <style:style style:name="Table1.26" style:family="table-row">
      <style:table-row-properties fo:keep-together="auto"/>
    </style:style>
    <style:style style:name="Table1.27" style:family="table-row">
      <style:table-row-properties fo:keep-together="auto"/>
    </style:style>
    <style:style style:name="Table1.28" style:family="table-row">
      <style:table-row-properties fo:keep-together="auto"/>
    </style:style>
    <style:style style:name="Table1.29" style:family="table-row">
      <style:table-row-properties fo:keep-together="auto"/>
    </style:style>
    <style:style style:name="Table1.30" style:family="table-row">
      <style:table-row-properties fo:keep-together="auto"/>
    </style:style>
    <style:style style:name="Table1.31" style:family="table-row">
      <style:table-row-properties fo:keep-together="auto"/>
    </style:style>
    <style:style style:name="Table1.32" style:family="table-row">
      <style:table-row-properties fo:keep-together="auto"/>
    </style:style>
    <style:style style:name="Table1.33" style:family="table-row">
      <style:table-row-properties fo:keep-together="auto"/>
    </style:style>
    <style:style style:name="Table1.34" style:family="table-row">
      <style:table-row-properties fo:keep-together="auto"/>
    </style:style>
    <style:style style:name="Table1.35" style:family="table-row">
      <style:table-row-properties fo:keep-together="auto"/>
    </style:style>
    <style:style style:name="Table1.36" style:family="table-row">
      <style:table-row-properties fo:keep-together="auto"/>
    </style:style>
    <style:style style:name="Table1.37" style:family="table-row">
      <style:table-row-properties fo:keep-together="auto"/>
    </style:style>
    <style:style style:name="Table1.38" style:family="table-row">
      <style:table-row-properties fo:keep-together="auto"/>
    </style:style>
    <style:style style:name="Table1.39" style:family="table-row">
      <style:table-row-properties fo:keep-together="auto"/>
    </style:style>
    <style:style style:name="Table1.40" style:family="table-row">
      <style:table-row-properties fo:keep-together="auto"/>
    </style:style>
    <style:style style:name="Table1.41" style:family="table-row">
      <style:table-row-properties fo:keep-together="auto"/>
    </style:style>
    <style:style style:name="Table1.42" style:family="table-row">
      <style:table-row-properties fo:keep-together="auto"/>
    </style:style>
    <style:style style:name="Table1.43" style:family="table-row">
      <style:table-row-properties fo:keep-together="auto"/>
    </style:style>
    <style:style style:name="Table1.44" style:family="table-row">
      <style:table-row-properties fo:keep-together="auto"/>
    </style:style>
    <style:style style:name="Table1.45" style:family="table-row">
      <style:table-row-properties fo:keep-together="auto"/>
    </style:style>
    <style:style style:name="Table1.46" style:family="table-row">
      <style:table-row-properties fo:keep-together="auto"/>
    </style:style>
    <style:style style:name="Table1.47" style:family="table-row">
      <style:table-row-properties fo:keep-together="auto"/>
    </style:style>
    <style:style style:name="Table1.48" style:family="table-row">
      <style:table-row-properties fo:keep-together="auto"/>
    </style:style>
    <style:style style:name="Table1.49" style:family="table-row">
      <style:table-row-properties fo:keep-together="auto"/>
    </style:style>
    <style:style style:name="Table1.50" style:family="table-row">
      <style:table-row-properties fo:keep-together="auto"/>
    </style:style>
    <style:style style:name="Table1.51" style:family="table-row">
      <style:table-row-properties fo:keep-together="auto"/>
    </style:style>
    <style:style style:name="Table1.52" style:family="table-row">
      <style:table-row-properties fo:keep-together="auto"/>
    </style:style>
    <style:style style:name="Table1.53" style:family="table-row">
      <style:table-row-properties fo:keep-together="auto"/>
    </style:style>
    <style:style style:name="Table1.54" style:family="table-row">
      <style:table-row-properties fo:keep-together="auto"/>
    </style:style>
    <style:style style:name="Table1.55" style:family="table-row">
      <style:table-row-properties fo:keep-together="auto"/>
    </style:style>
    <style:style style:name="Table1.56" style:family="table-row">
      <style:table-row-properties fo:keep-together="auto"/>
    </style:style>
    <style:style style:name="Table1.57" style:family="table-row">
      <style:table-row-properties fo:keep-together="auto"/>
    </style:style>
    <style:style style:name="Table1.58" style:family="table-row">
      <style:table-row-properties fo:keep-together="auto"/>
    </style:style>
    <style:style style:name="Table1.59" style:family="table-row">
      <style:table-row-properties fo:keep-together="auto"/>
    </style:style>
    <style:style style:name="Table1.60" style:family="table-row">
      <style:table-row-properties fo:keep-together="auto"/>
    </style:style>
    <style:style style:name="Table1.61" style:family="table-row">
      <style:table-row-properties fo:keep-together="auto"/>
    </style:style>
    <style:style style:name="Table1.62" style:family="table-row">
      <style:table-row-properties fo:keep-together="auto"/>
    </style:style>
    <style:style style:name="Table1.63" style:family="table-row">
      <style:table-row-properties fo:keep-together="auto"/>
    </style:style>
    <style:style style:name="Table1.64" style:family="table-row">
      <style:table-row-properties fo:keep-together="auto"/>
    </style:style>
    <style:style style:name="Table1.65" style:family="table-row">
      <style:table-row-properties fo:keep-together="auto"/>
    </style:style>
    <style:style style:name="Table1.66" style:family="table-row">
      <style:table-row-properties fo:keep-together="auto"/>
    </style:style>
    <style:style style:name="Table1.67" style:family="table-row">
      <style:table-row-properties fo:keep-together="auto"/>
    </style:style>
    <style:style style:name="Table1.68" style:family="table-row">
      <style:table-row-properties fo:keep-together="auto"/>
    </style:style>
    <style:style style:name="Table1.69" style:family="table-row">
      <style:table-row-properties fo:keep-together="auto"/>
    </style:style>
    <style:style style:name="Table1.70" style:family="table-row">
      <style:table-row-properties fo:keep-together="auto"/>
    </style:style>
    <style:style style:name="Table1.71" style:family="table-row">
      <style:table-row-properties fo:keep-together="auto"/>
    </style:style>
    <style:style style:name="Table1.72" style:family="table-row">
      <style:table-row-properties fo:keep-together="auto"/>
    </style:style>
    <style:style style:name="Table1.73" style:family="table-row">
      <style:table-row-properties fo:keep-together="auto"/>
    </style:style>
    <style:style style:name="Table1.74" style:family="table-row">
      <style:table-row-properties fo:keep-together="auto"/>
    </style:style>
    <style:style style:name="Table1.75" style:family="table-row">
      <style:table-row-properties fo:keep-together="auto"/>
    </style:style>
    <style:style style:name="Table1.76" style:family="table-row">
      <style:table-row-properties fo:keep-together="auto"/>
    </style:style>
    <style:style style:name="Table1.77" style:family="table-row">
      <style:table-row-properties fo:keep-together="auto"/>
    </style:style>
    <style:style style:name="Table1.78" style:family="table-row">
      <style:table-row-properties fo:keep-together="auto"/>
    </style:style>
    <style:style style:name="Table1.79" style:family="table-row">
      <style:table-row-properties fo:keep-together="auto"/>
    </style:style>
    <style:style style:name="Table1.80" style:family="table-row">
      <style:table-row-properties fo:keep-together="auto"/>
    </style:style>
    <style:style style:name="Table1.81" style:family="table-row">
      <style:table-row-properties fo:keep-together="auto"/>
    </style:style>
    <style:style style:name="Table1.82" style:family="table-row">
      <style:table-row-properties fo:keep-together="auto"/>
    </style:style>
    <style:style style:name="Table1.83" style:family="table-row">
      <style:table-row-properties fo:keep-together="auto"/>
    </style:style>
    <style:style style:name="Table1.84" style:family="table-row">
      <style:table-row-properties fo:keep-together="auto"/>
    </style:style>
    <style:style style:name="Table1.85" style:family="table-row">
      <style:table-row-properties fo:keep-together="auto"/>
    </style:style>
    <style:style style:name="Table1.86" style:family="table-row">
      <style:table-row-properties fo:keep-together="auto"/>
    </style:style>
    <style:style style:name="Table1.87" style:family="table-row">
      <style:table-row-properties fo:keep-together="auto"/>
    </style:style>
    <style:style style:name="Table1.88" style:family="table-row">
      <style:table-row-properties fo:keep-together="auto"/>
    </style:style>
    <style:style style:name="Table1.89" style:family="table-row">
      <style:table-row-properties fo:keep-together="auto"/>
    </style:style>
    <style:style style:name="Table1.90" style:family="table-row">
      <style:table-row-properties fo:keep-together="auto"/>
    </style:style>
    <style:style style:name="Table1.91" style:family="table-row">
      <style:table-row-properties fo:keep-together="auto"/>
    </style:style>
    <style:style style:name="Table1.92" style:family="table-row">
      <style:table-row-properties fo:keep-together="auto"/>
    </style:style>
    <style:style style:name="Table1.93" style:family="table-row">
      <style:table-row-properties fo:keep-together="auto"/>
    </style:style>
    <style:style style:name="Table1.94" style:family="table-row">
      <style:table-row-properties fo:keep-together="auto"/>
    </style:style>
    <style:style style:name="Table1.95" style:family="table-row">
      <style:table-row-properties fo:keep-together="auto"/>
    </style:style>
    <style:style style:name="Table1.96" style:family="table-row">
      <style:table-row-properties fo:keep-together="auto"/>
    </style:style>
    <style:style style:name="Table1.97" style:family="table-row">
      <style:table-row-properties fo:keep-together="auto"/>
    </style:style>
    <style:style style:name="Table1.98" style:family="table-row">
      <style:table-row-properties fo:keep-together="auto"/>
    </style:style>
    <style:style style:name="Table1.99" style:family="table-row">
      <style:table-row-properties fo:keep-together="auto"/>
    </style:style>
    <style:style style:name="Table1.100" style:family="table-row">
      <style:table-row-properties fo:keep-together="auto"/>
    </style:style>
    <style:style style:name="Table1.101" style:family="table-row">
      <style:table-row-properties fo:keep-together="auto"/>
    </style:style>
    <style:style style:name="Table1.102" style:family="table-row">
      <style:table-row-properties fo:keep-together="auto"/>
    </style:style>
    <style:style style:name="Table1.103" style:family="table-row">
      <style:table-row-properties fo:keep-together="auto"/>
    </style:style>
    <style:style style:name="Table1.104" style:family="table-row">
      <style:table-row-properties fo:keep-together="auto"/>
    </style:style>
    <style:style style:name="Table1.105" style:family="table-row">
      <style:table-row-properties fo:keep-together="auto"/>
    </style:style>
    <style:style style:name="Table1.106" style:family="table-row">
      <style:table-row-properties fo:keep-together="auto"/>
    </style:style>
    <style:style style:name="Table1.107" style:family="table-row">
      <style:table-row-properties fo:keep-together="auto"/>
    </style:style>
    <style:style style:name="Table1.108" style:family="table-row">
      <style:table-row-properties fo:keep-together="auto"/>
    </style:style>
    <style:style style:name="Table1.109" style:family="table-row">
      <style:table-row-properties fo:keep-together="auto"/>
    </style:style>
    <style:style style:name="Table1.110" style:family="table-row">
      <style:table-row-properties fo:keep-together="auto"/>
    </style:style>
    <style:style style:name="Table1.111" style:family="table-row">
      <style:table-row-properties fo:keep-together="auto"/>
    </style:style>
    <style:style style:name="Table1.112" style:family="table-row">
      <style:table-row-properties fo:keep-together="auto"/>
    </style:style>
    <style:style style:name="Table1.113" style:family="table-row">
      <style:table-row-properties fo:keep-together="auto"/>
    </style:style>
    <style:style style:name="Table1.114" style:family="table-row">
      <style:table-row-properties fo:keep-together="auto"/>
    </style:style>
    <style:style style:name="Table1.115" style:family="table-row">
      <style:table-row-properties fo:keep-together="auto"/>
    </style:style>
    <style:style style:name="Table1.116" style:family="table-row">
      <style:table-row-properties fo:keep-together="auto"/>
    </style:style>
    <style:style style:name="Table1.117" style:family="table-row">
      <style:table-row-properties fo:keep-together="auto"/>
    </style:style>
    <style:style style:name="Table1.118" style:family="table-row">
      <style:table-row-properties fo:keep-together="auto"/>
    </style:style>
    <style:style style:name="Table1.119" style:family="table-row">
      <style:table-row-properties fo:keep-together="auto"/>
    </style:style>
    <style:style style:name="Table1.120" style:family="table-row">
      <style:table-row-properties fo:keep-together="auto"/>
    </style:style>
    <style:style style:name="Table1.121" style:family="table-row">
      <style:table-row-properties fo:keep-together="auto"/>
    </style:style>
    <style:style style:name="Table1.122" style:family="table-row">
      <style:table-row-properties style:min-row-height="0.138cm" fo:keep-together="auto"/>
    </style:style>
    <style:style style:name="Table1.A122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text-properties officeooo:paragraph-rsid="448664dc"/>
    </style:style>
    <style:style style:name="P3" style:family="paragraph" style:parent-style-name="Text_20_body">
      <style:text-properties officeooo:rsid="44940315" officeooo:paragraph-rsid="44940315"/>
    </style:style>
    <style:style style:name="P4" style:family="paragraph" style:parent-style-name="Text_20_body">
      <style:text-properties officeooo:rsid="449e140f" officeooo:paragraph-rsid="449e140f"/>
    </style:style>
    <style:style style:name="P5" style:family="paragraph" style:parent-style-name="Table_20_Contents">
      <style:paragraph-properties fo:text-align="center" style:justify-single-word="false"/>
      <style:text-properties officeooo:paragraph-rsid="43e1de77"/>
    </style:style>
    <style:style style:name="P6" style:family="paragraph" style:parent-style-name="Table_20_Contents">
      <style:paragraph-properties fo:text-align="center" style:justify-single-word="false"/>
      <style:text-properties officeooo:paragraph-rsid="43bc8ce0"/>
    </style:style>
    <style:style style:name="P7" style:family="paragraph" style:parent-style-name="Table_20_Contents">
      <style:paragraph-properties fo:text-align="center" style:justify-single-word="false"/>
      <style:text-properties officeooo:paragraph-rsid="43be0f7b"/>
    </style:style>
    <style:style style:name="P8" style:family="paragraph" style:parent-style-name="Table_20_Contents">
      <style:paragraph-properties fo:text-align="center" style:justify-single-word="false"/>
      <style:text-properties officeooo:paragraph-rsid="43bebc20"/>
    </style:style>
    <style:style style:name="P9" style:family="paragraph" style:parent-style-name="Table_20_Contents">
      <style:paragraph-properties fo:text-align="center" style:justify-single-word="false"/>
      <style:text-properties officeooo:paragraph-rsid="447c3df5"/>
    </style:style>
    <style:style style:name="P10" style:family="paragraph" style:parent-style-name="Table_20_Contents">
      <style:text-properties officeooo:rsid="108252a0" officeooo:paragraph-rsid="4399fd83"/>
    </style:style>
    <style:style style:name="P11" style:family="paragraph" style:parent-style-name="Table_20_Contents">
      <style:text-properties officeooo:rsid="108252a0" officeooo:paragraph-rsid="4444f001"/>
    </style:style>
    <style:style style:name="P12" style:family="paragraph" style:parent-style-name="Table_20_Contents">
      <style:text-properties fo:font-style="italic" officeooo:rsid="108252a0" officeooo:paragraph-rsid="4399fd83" style:font-style-asian="italic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officeooo:rsid="439c3be6" officeooo:paragraph-rsid="439c3be6"/>
    </style:style>
    <style:style style:name="P14" style:family="paragraph" style:parent-style-name="Table_20_Contents">
      <style:paragraph-properties fo:text-align="center" style:justify-single-word="false"/>
      <style:text-properties officeooo:rsid="43a66cd9" officeooo:paragraph-rsid="43a66cd9"/>
    </style:style>
    <style:style style:name="P15" style:family="paragraph" style:parent-style-name="Table_20_Contents">
      <style:text-properties officeooo:rsid="43a66cd9" officeooo:paragraph-rsid="43a66cd9"/>
    </style:style>
    <style:style style:name="P16" style:family="paragraph" style:parent-style-name="Table_20_Contents">
      <style:text-properties officeooo:rsid="43a8ce06" officeooo:paragraph-rsid="43a8ce06"/>
    </style:style>
    <style:style style:name="P17" style:family="paragraph" style:parent-style-name="Table_20_Contents">
      <style:paragraph-properties fo:text-align="center" style:justify-single-word="false"/>
      <style:text-properties officeooo:rsid="43a8ce06" officeooo:paragraph-rsid="43a8ce06"/>
    </style:style>
    <style:style style:name="P18" style:family="paragraph" style:parent-style-name="Table_20_Contents">
      <style:paragraph-properties fo:text-align="center" style:justify-single-word="false"/>
      <style:text-properties officeooo:rsid="43aa37db" officeooo:paragraph-rsid="43aa37db"/>
    </style:style>
    <style:style style:name="P19" style:family="paragraph" style:parent-style-name="Table_20_Contents">
      <style:paragraph-properties fo:text-align="center" style:justify-single-word="false"/>
      <style:text-properties officeooo:rsid="43ac6315" officeooo:paragraph-rsid="43ac6315"/>
    </style:style>
    <style:style style:name="P20" style:family="paragraph" style:parent-style-name="Table_20_Contents">
      <style:paragraph-properties fo:text-align="center" style:justify-single-word="false"/>
      <style:text-properties officeooo:rsid="43acd72d" officeooo:paragraph-rsid="43acd72d"/>
    </style:style>
    <style:style style:name="P21" style:family="paragraph" style:parent-style-name="Table_20_Contents">
      <style:paragraph-properties fo:text-align="center" style:justify-single-word="false"/>
      <style:text-properties officeooo:rsid="43b07fc1" officeooo:paragraph-rsid="43b07fc1"/>
    </style:style>
    <style:style style:name="P22" style:family="paragraph" style:parent-style-name="Table_20_Contents">
      <style:paragraph-properties fo:text-align="center" style:justify-single-word="false"/>
      <style:text-properties officeooo:rsid="43b46930" officeooo:paragraph-rsid="43b46930"/>
    </style:style>
    <style:style style:name="P23" style:family="paragraph" style:parent-style-name="Table_20_Contents">
      <style:text-properties officeooo:rsid="43b46930" officeooo:paragraph-rsid="43b46930"/>
    </style:style>
    <style:style style:name="P24" style:family="paragraph" style:parent-style-name="Table_20_Contents">
      <style:paragraph-properties fo:text-align="center" style:justify-single-word="false"/>
      <style:text-properties officeooo:rsid="43b55913" officeooo:paragraph-rsid="43b55913"/>
    </style:style>
    <style:style style:name="P25" style:family="paragraph" style:parent-style-name="Table_20_Contents">
      <style:paragraph-properties fo:text-align="center" style:justify-single-word="false"/>
      <style:text-properties officeooo:rsid="43b90ae1" officeooo:paragraph-rsid="43b90ae1"/>
    </style:style>
    <style:style style:name="P26" style:family="paragraph" style:parent-style-name="Table_20_Contents">
      <style:text-properties officeooo:rsid="43bc8ce0" officeooo:paragraph-rsid="43bc8ce0"/>
    </style:style>
    <style:style style:name="P27" style:family="paragraph" style:parent-style-name="Table_20_Contents">
      <style:paragraph-properties fo:text-align="center" style:justify-single-word="false"/>
      <style:text-properties officeooo:rsid="43bc8ce0" officeooo:paragraph-rsid="43bc8ce0"/>
    </style:style>
    <style:style style:name="P28" style:family="paragraph" style:parent-style-name="Table_20_Contents">
      <style:text-properties officeooo:rsid="43be0f7b" officeooo:paragraph-rsid="43be0f7b"/>
    </style:style>
    <style:style style:name="P29" style:family="paragraph" style:parent-style-name="Table_20_Contents">
      <style:text-properties officeooo:rsid="43bebc20" officeooo:paragraph-rsid="43bebc20"/>
    </style:style>
    <style:style style:name="P30" style:family="paragraph" style:parent-style-name="Table_20_Contents">
      <style:paragraph-properties fo:text-align="center" style:justify-single-word="false"/>
      <style:text-properties officeooo:rsid="43d5e119" officeooo:paragraph-rsid="43d5e119"/>
    </style:style>
    <style:style style:name="P31" style:family="paragraph" style:parent-style-name="Table_20_Contents">
      <style:text-properties officeooo:rsid="43d5e119" officeooo:paragraph-rsid="43d5e119"/>
    </style:style>
    <style:style style:name="P32" style:family="paragraph" style:parent-style-name="Table_20_Contents">
      <style:text-properties officeooo:rsid="43e18d8a" officeooo:paragraph-rsid="43e18d8a"/>
    </style:style>
    <style:style style:name="P33" style:family="paragraph" style:parent-style-name="Table_20_Contents">
      <style:paragraph-properties fo:text-align="center" style:justify-single-word="false"/>
      <style:text-properties officeooo:rsid="43e18d8a" officeooo:paragraph-rsid="43e18d8a"/>
    </style:style>
    <style:style style:name="P34" style:family="paragraph" style:parent-style-name="Table_20_Contents">
      <style:text-properties officeooo:rsid="43e1de77" officeooo:paragraph-rsid="43e1de77"/>
    </style:style>
    <style:style style:name="P35" style:family="paragraph" style:parent-style-name="Table_20_Contents">
      <style:paragraph-properties fo:text-align="center" style:justify-single-word="false"/>
      <style:text-properties officeooo:rsid="43e1de77" officeooo:paragraph-rsid="43e1de77"/>
    </style:style>
    <style:style style:name="P36" style:family="paragraph" style:parent-style-name="Table_20_Contents">
      <style:text-properties officeooo:rsid="43e237d7" officeooo:paragraph-rsid="43e237d7"/>
    </style:style>
    <style:style style:name="P37" style:family="paragraph" style:parent-style-name="Table_20_Contents">
      <style:paragraph-properties fo:text-align="center" style:justify-single-word="false"/>
      <style:text-properties officeooo:rsid="43e3c914" officeooo:paragraph-rsid="43e3c914"/>
    </style:style>
    <style:style style:name="P38" style:family="paragraph" style:parent-style-name="Table_20_Contents">
      <style:paragraph-properties fo:text-align="center" style:justify-single-word="false"/>
      <style:text-properties officeooo:rsid="43e4f404" officeooo:paragraph-rsid="43e4f404"/>
    </style:style>
    <style:style style:name="P39" style:family="paragraph" style:parent-style-name="Table_20_Contents">
      <style:paragraph-properties fo:text-align="center" style:justify-single-word="false"/>
      <style:text-properties officeooo:rsid="43e55a5d" officeooo:paragraph-rsid="43e55a5d"/>
    </style:style>
    <style:style style:name="P40" style:family="paragraph" style:parent-style-name="Table_20_Contents">
      <style:paragraph-properties fo:text-align="center" style:justify-single-word="false"/>
      <style:text-properties officeooo:rsid="43e6eb1a" officeooo:paragraph-rsid="43e6eb1a"/>
    </style:style>
    <style:style style:name="P41" style:family="paragraph" style:parent-style-name="Table_20_Contents">
      <style:paragraph-properties fo:text-align="center" style:justify-single-word="false"/>
      <style:text-properties officeooo:rsid="43e8c9c5" officeooo:paragraph-rsid="43e8c9c5"/>
    </style:style>
    <style:style style:name="P42" style:family="paragraph" style:parent-style-name="Table_20_Contents">
      <style:text-properties officeooo:rsid="4409bbf9" officeooo:paragraph-rsid="4409bbf9"/>
    </style:style>
    <style:style style:name="P43" style:family="paragraph" style:parent-style-name="Table_20_Contents">
      <style:paragraph-properties fo:text-align="center" style:justify-single-word="false"/>
      <style:text-properties officeooo:rsid="44349e71" officeooo:paragraph-rsid="44349e71"/>
    </style:style>
    <style:style style:name="P44" style:family="paragraph" style:parent-style-name="Table_20_Contents">
      <style:paragraph-properties fo:text-align="center" style:justify-single-word="false"/>
      <style:text-properties officeooo:rsid="4444f001" officeooo:paragraph-rsid="4444f001"/>
    </style:style>
    <style:style style:name="P45" style:family="paragraph" style:parent-style-name="Table_20_Contents">
      <style:text-properties officeooo:rsid="4448534d" officeooo:paragraph-rsid="4448534d"/>
    </style:style>
    <style:style style:name="P46" style:family="paragraph" style:parent-style-name="Table_20_Contents">
      <style:paragraph-properties fo:text-align="center" style:justify-single-word="false"/>
      <style:text-properties officeooo:rsid="4448534d" officeooo:paragraph-rsid="4448534d"/>
    </style:style>
    <style:style style:name="P47" style:family="paragraph" style:parent-style-name="Table_20_Contents">
      <style:text-properties officeooo:rsid="4449c5e0" officeooo:paragraph-rsid="4449c5e0"/>
    </style:style>
    <style:style style:name="P48" style:family="paragraph" style:parent-style-name="Table_20_Contents">
      <style:paragraph-properties fo:text-align="center" style:justify-single-word="false"/>
      <style:text-properties officeooo:rsid="4449c5e0" officeooo:paragraph-rsid="4449c5e0"/>
    </style:style>
    <style:style style:name="P49" style:family="paragraph" style:parent-style-name="Table_20_Contents">
      <style:text-properties officeooo:rsid="444a2efa" officeooo:paragraph-rsid="444a2efa"/>
    </style:style>
    <style:style style:name="P50" style:family="paragraph" style:parent-style-name="Table_20_Contents">
      <style:paragraph-properties fo:text-align="center" style:justify-single-word="false"/>
      <style:text-properties officeooo:rsid="444a2efa" officeooo:paragraph-rsid="444a2efa"/>
    </style:style>
    <style:style style:name="P51" style:family="paragraph" style:parent-style-name="Table_20_Contents">
      <style:text-properties officeooo:rsid="444ac5d9" officeooo:paragraph-rsid="444ac5d9"/>
    </style:style>
    <style:style style:name="P52" style:family="paragraph" style:parent-style-name="Table_20_Contents">
      <style:paragraph-properties fo:text-align="center" style:justify-single-word="false"/>
      <style:text-properties officeooo:rsid="444ac5d9" officeooo:paragraph-rsid="444ac5d9"/>
    </style:style>
    <style:style style:name="P53" style:family="paragraph" style:parent-style-name="Table_20_Contents">
      <style:text-properties officeooo:rsid="447bac11" officeooo:paragraph-rsid="447bac11"/>
    </style:style>
    <style:style style:name="P54" style:family="paragraph" style:parent-style-name="Table_20_Contents">
      <style:paragraph-properties fo:text-align="center" style:justify-single-word="false"/>
      <style:text-properties officeooo:rsid="447bac11" officeooo:paragraph-rsid="447bac11"/>
    </style:style>
    <style:style style:name="P55" style:family="paragraph" style:parent-style-name="Table_20_Contents">
      <style:text-properties officeooo:rsid="447c3df5" officeooo:paragraph-rsid="447c3df5"/>
    </style:style>
    <style:style style:name="P56" style:family="paragraph" style:parent-style-name="Table_20_Contents">
      <style:text-properties officeooo:rsid="448919b3" officeooo:paragraph-rsid="448919b3"/>
    </style:style>
    <style:style style:name="P57" style:family="paragraph" style:parent-style-name="Záhlaví_20_tabulky">
      <style:text-properties officeooo:rsid="448919b3" officeooo:paragraph-rsid="448919b3"/>
    </style:style>
    <style:style style:name="P58" style:family="paragraph" style:parent-style-name="Záhlaví_20_tabulky">
      <style:text-properties officeooo:rsid="44904c9b" officeooo:paragraph-rsid="44904c9b"/>
    </style:style>
    <style:style style:name="P59" style:family="paragraph" style:parent-style-name="Text_20_body">
      <style:paragraph-properties fo:margin-left="1.249cm" fo:margin-right="0cm" fo:text-indent="0cm" style:auto-text-indent="false"/>
      <style:text-properties officeooo:rsid="448b8cbd" officeooo:paragraph-rsid="448b8cbd"/>
    </style:style>
    <style:style style:name="P60" style:family="paragraph" style:parent-style-name="Text_20_body">
      <style:paragraph-properties fo:margin-left="1.249cm" fo:margin-right="0cm" fo:text-indent="0cm" style:auto-text-indent="false"/>
      <style:text-properties officeooo:rsid="448cca06" officeooo:paragraph-rsid="449245b3"/>
    </style:style>
    <style:style style:name="P61" style:family="paragraph" style:parent-style-name="Table_20_Heading">
      <style:text-properties officeooo:rsid="44c8e11c" officeooo:paragraph-rsid="44c8e11c"/>
    </style:style>
    <style:style style:name="P62" style:family="paragraph" style:parent-style-name="Heading_20_1" style:master-page-name="Standard">
      <style:paragraph-properties style:page-number="auto"/>
      <style:text-properties officeooo:rsid="448664dc" officeooo:paragraph-rsid="448664dc"/>
    </style:style>
    <style:style style:name="P63" style:family="paragraph" style:parent-style-name="Table_20_Contents">
      <style:text-properties officeooo:rsid="448919b3" officeooo:paragraph-rsid="448919b3"/>
    </style:style>
    <style:style style:name="P64" style:family="paragraph" style:parent-style-name="Table_20_Contents">
      <style:text-properties officeooo:rsid="44a34d0c" officeooo:paragraph-rsid="44a34d0c"/>
    </style:style>
    <style:style style:name="P65" style:family="paragraph" style:parent-style-name="Table_20_Contents">
      <style:paragraph-properties fo:text-align="center" style:justify-single-word="false"/>
      <style:text-properties officeooo:rsid="44a34d0c" officeooo:paragraph-rsid="44a34d0c"/>
    </style:style>
    <style:style style:name="P66" style:family="paragraph" style:parent-style-name="Table_20_Contents">
      <style:paragraph-properties fo:text-align="center" style:justify-single-word="false"/>
      <style:text-properties officeooo:rsid="44a34d0c" officeooo:paragraph-rsid="44a69c30"/>
    </style:style>
    <style:style style:name="P67" style:family="paragraph" style:parent-style-name="Table_20_Contents">
      <style:text-properties officeooo:rsid="44a848c5" officeooo:paragraph-rsid="44a848c5"/>
    </style:style>
    <style:style style:name="P68" style:family="paragraph" style:parent-style-name="Table_20_Contents">
      <style:paragraph-properties fo:text-align="center" style:justify-single-word="false"/>
      <style:text-properties officeooo:rsid="44a848c5" officeooo:paragraph-rsid="44a848c5"/>
    </style:style>
    <style:style style:name="P69" style:family="paragraph" style:parent-style-name="Table_20_Contents">
      <style:text-properties officeooo:rsid="44904c9b" officeooo:paragraph-rsid="44904c9b"/>
    </style:style>
    <style:style style:name="P70" style:family="paragraph" style:parent-style-name="Table_20_Contents">
      <style:text-properties officeooo:rsid="44b7a7fb" officeooo:paragraph-rsid="44b7a7fb"/>
    </style:style>
    <style:style style:name="P71" style:family="paragraph" style:parent-style-name="Table_20_Contents">
      <style:paragraph-properties fo:text-align="center" style:justify-single-word="false"/>
      <style:text-properties officeooo:rsid="44b7a7fb" officeooo:paragraph-rsid="44b7a7fb"/>
    </style:style>
    <style:style style:name="P72" style:family="paragraph" style:parent-style-name="Table_20_Contents">
      <style:text-properties officeooo:rsid="44b7a7fb" officeooo:paragraph-rsid="44b90de9"/>
    </style:style>
    <style:style style:name="P73" style:family="paragraph" style:parent-style-name="Table_20_Contents">
      <style:paragraph-properties fo:text-align="center" style:justify-single-word="false"/>
      <style:text-properties officeooo:rsid="439c3be6" officeooo:paragraph-rsid="439c3be6"/>
    </style:style>
    <style:style style:name="P74" style:family="paragraph" style:parent-style-name="Table_20_Contents">
      <style:text-properties officeooo:rsid="449a9106" officeooo:paragraph-rsid="449a9106"/>
    </style:style>
    <style:style style:name="P75" style:family="paragraph" style:parent-style-name="Table_20_Contents">
      <style:paragraph-properties fo:text-align="center" style:justify-single-word="false"/>
      <style:text-properties officeooo:rsid="44a004ce" officeooo:paragraph-rsid="44a004ce"/>
    </style:style>
    <style:style style:name="P76" style:family="paragraph" style:parent-style-name="Heading_20_3">
      <style:text-properties officeooo:rsid="448b8cbd" officeooo:paragraph-rsid="448b8cbd"/>
    </style:style>
    <style:style style:name="P77" style:family="paragraph" style:parent-style-name="Heading_20_3">
      <style:text-properties officeooo:paragraph-rsid="44bf46b9"/>
    </style:style>
    <style:style style:name="P78" style:family="paragraph" style:parent-style-name="Text_20_body">
      <style:text-properties style:use-window-font-color="true" style:font-name="Georgia" fo:font-size="10pt" fo:letter-spacing="0.004cm" fo:language="cs" fo:country="CZ" fo:font-style="normal" officeooo:rsid="43eb2e67" officeooo:paragraph-rsid="448664d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P79" style:family="paragraph" style:parent-style-name="Text_20_body">
      <style:text-properties style:use-window-font-color="true" style:font-name="Georgia" fo:font-size="10pt" fo:letter-spacing="0.004cm" fo:language="cs" fo:country="CZ" fo:font-style="normal" officeooo:rsid="44a17f07" officeooo:paragraph-rsid="44a17f0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P80" style:family="paragraph" style:parent-style-name="Text_20_body">
      <style:text-properties style:use-window-font-color="true" style:font-name="Georgia" fo:font-size="10pt" fo:letter-spacing="0.004cm" fo:language="cs" fo:country="CZ" fo:font-style="normal" officeooo:rsid="44ac9524" officeooo:paragraph-rsid="44b44e9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P81" style:family="paragraph" style:parent-style-name="Text_20_body" style:list-style-name="L1">
      <style:text-properties style:use-window-font-color="true" style:font-name="Georgia" fo:font-size="10pt" fo:letter-spacing="0.004cm" fo:language="cs" fo:country="CZ" fo:font-style="normal" officeooo:rsid="44b65a40" officeooo:paragraph-rsid="44bf46b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P82" style:family="paragraph" style:parent-style-name="Text_20_body">
      <style:text-properties style:use-window-font-color="true" style:font-name="Georgia" fo:font-size="10pt" fo:letter-spacing="0.004cm" fo:language="cs" fo:country="CZ" fo:font-style="normal" officeooo:rsid="44b73070" officeooo:paragraph-rsid="44bf46b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P83" style:family="paragraph" style:parent-style-name="Text_20_body">
      <style:text-properties style:use-window-font-color="true" style:font-name="Georgia" fo:font-size="10pt" fo:letter-spacing="0.004cm" fo:language="cs" fo:country="CZ" fo:font-style="normal" officeooo:rsid="44c91822" officeooo:paragraph-rsid="44c9182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P84" style:family="paragraph" style:parent-style-name="Text_20_body">
      <style:text-properties style:use-window-font-color="true" style:font-name="Georgia" fo:font-size="10pt" fo:letter-spacing="0.004cm" fo:language="cs" fo:country="CZ" fo:font-style="normal" officeooo:rsid="44d9d64c" officeooo:paragraph-rsid="44d9d64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P85" style:family="paragraph" style:parent-style-name="Text_20_body">
      <style:text-properties officeooo:rsid="44abd523" officeooo:paragraph-rsid="44abd523"/>
    </style:style>
    <style:style style:name="P86" style:family="paragraph" style:parent-style-name="Text_20_body">
      <style:text-properties officeooo:rsid="44ac9524" officeooo:paragraph-rsid="44ac9524"/>
    </style:style>
    <style:style style:name="P87" style:family="paragraph" style:parent-style-name="Text_20_body">
      <style:text-properties officeooo:rsid="44ae9938" officeooo:paragraph-rsid="44ae9938"/>
    </style:style>
    <style:style style:name="P88" style:family="paragraph" style:parent-style-name="Text_20_body">
      <style:text-properties officeooo:rsid="44b0ecb3" officeooo:paragraph-rsid="44b0ecb3"/>
    </style:style>
    <style:style style:name="P89" style:family="paragraph" style:parent-style-name="Text_20_body">
      <style:text-properties officeooo:rsid="448b8cbd" officeooo:paragraph-rsid="448b8cbd"/>
    </style:style>
    <style:style style:name="P90" style:family="paragraph" style:parent-style-name="Text_20_body">
      <style:text-properties officeooo:rsid="44bf46b9" officeooo:paragraph-rsid="44bf46b9"/>
    </style:style>
    <style:style style:name="P91" style:family="paragraph" style:parent-style-name="Text_20_body">
      <style:text-properties officeooo:rsid="44c07f8d" officeooo:paragraph-rsid="44c07f8d"/>
    </style:style>
    <style:style style:name="P92" style:family="paragraph" style:parent-style-name="Text_20_body" style:list-style-name="L2">
      <style:text-properties officeooo:rsid="44c145ff" officeooo:paragraph-rsid="44c145ff"/>
    </style:style>
    <style:style style:name="P93" style:family="paragraph" style:parent-style-name="Text_20_body" style:list-style-name="L2">
      <style:text-properties officeooo:rsid="44c17ef9" officeooo:paragraph-rsid="44c17ef9"/>
    </style:style>
    <style:style style:name="P94" style:family="paragraph" style:parent-style-name="Text_20_body">
      <style:text-properties officeooo:rsid="44c17ef9" officeooo:paragraph-rsid="44c17ef9"/>
    </style:style>
    <style:style style:name="P95" style:family="paragraph" style:parent-style-name="Text_20_body">
      <style:text-properties officeooo:rsid="44cd4b51" officeooo:paragraph-rsid="44cd4b51"/>
    </style:style>
    <style:style style:name="P96" style:family="paragraph" style:parent-style-name="Text_20_body" style:list-style-name="L2">
      <style:text-properties officeooo:rsid="44d8283d" officeooo:paragraph-rsid="44d8283d"/>
    </style:style>
    <style:style style:name="P97" style:family="paragraph" style:parent-style-name="Text_20_body" style:list-style-name="L2">
      <style:text-properties officeooo:rsid="44d82b0f" officeooo:paragraph-rsid="44d82b0f"/>
    </style:style>
    <style:style style:name="P98" style:family="paragraph" style:parent-style-name="Záhlaví_20_tabulky">
      <style:text-properties officeooo:rsid="44b7a7fb" officeooo:paragraph-rsid="44b7a7fb"/>
    </style:style>
    <style:style style:name="P99" style:family="paragraph" style:parent-style-name="Záhlaví_20_tabulky">
      <style:text-properties officeooo:rsid="448919b3" officeooo:paragraph-rsid="44baebac"/>
    </style:style>
    <style:style style:name="T1" style:family="text">
      <style:text-properties style:use-window-font-color="true" style:font-name="Georgia" fo:font-size="8pt" fo:letter-spacing="0.007cm" fo:language="cs" fo:country="CZ" officeooo:rsid="43e3c914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2" style:family="text">
      <style:text-properties style:use-window-font-color="true" style:font-name="Georgia" fo:font-size="8pt" fo:letter-spacing="0.007cm" fo:language="cs" fo:country="CZ" officeooo:rsid="43bc8ce0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3" style:family="text">
      <style:text-properties style:use-window-font-color="true" style:font-name="Georgia" fo:font-size="8pt" fo:letter-spacing="0.007cm" fo:language="cs" fo:country="CZ" officeooo:rsid="43be0f7b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" style:family="text">
      <style:text-properties style:use-window-font-color="true" style:font-name="Georgia" fo:font-size="8pt" fo:letter-spacing="0.007cm" fo:language="cs" fo:country="CZ" officeooo:rsid="43bebc20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5" style:family="text">
      <style:text-properties style:use-window-font-color="true" style:font-name="Georgia" fo:font-size="8pt" fo:letter-spacing="0.007cm" fo:language="cs" fo:country="CZ" officeooo:rsid="44749682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6" style:family="text">
      <style:text-properties style:use-window-font-color="true" style:font-name="Georgia" fo:font-size="8pt" fo:letter-spacing="0.007cm" fo:language="cs" fo:country="CZ" officeooo:rsid="447c3df5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7" style:family="text">
      <style:text-properties officeooo:rsid="43b46930"/>
    </style:style>
    <style:style style:name="T8" style:family="text">
      <style:text-properties officeooo:rsid="43bf7b66"/>
    </style:style>
    <style:style style:name="T9" style:family="text">
      <style:text-properties officeooo:rsid="43cca3ba"/>
    </style:style>
    <style:style style:name="T10" style:family="text">
      <style:text-properties officeooo:rsid="43d5e119"/>
    </style:style>
    <style:style style:name="T11" style:family="text">
      <style:text-properties officeooo:rsid="43d7ab42"/>
    </style:style>
    <style:style style:name="T12" style:family="text">
      <style:text-properties officeooo:rsid="43e3c914"/>
    </style:style>
    <style:style style:name="T13" style:family="text">
      <style:text-properties officeooo:rsid="4409d251"/>
    </style:style>
    <style:style style:name="T14" style:family="text">
      <style:text-properties officeooo:rsid="441cbf68"/>
    </style:style>
    <style:style style:name="T15" style:family="text">
      <style:text-properties officeooo:rsid="441e7f6a"/>
    </style:style>
    <style:style style:name="T16" style:family="text">
      <style:text-properties officeooo:rsid="4448c74c"/>
    </style:style>
    <style:style style:name="T17" style:family="text">
      <style:text-properties officeooo:rsid="444abe9c"/>
    </style:style>
    <style:style style:name="T18" style:family="text">
      <style:text-properties officeooo:rsid="44747aa0"/>
    </style:style>
    <style:style style:name="T19" style:family="text">
      <style:text-properties officeooo:rsid="44749682"/>
    </style:style>
    <style:style style:name="T20" style:family="text">
      <style:text-properties officeooo:rsid="4475c1be"/>
    </style:style>
    <style:style style:name="T21" style:family="text">
      <style:text-properties officeooo:rsid="447c3df5"/>
    </style:style>
    <style:style style:name="T22" style:family="text">
      <style:text-properties officeooo:rsid="44820bca"/>
    </style:style>
    <style:style style:name="T23" style:family="text">
      <style:text-properties officeooo:rsid="44835598"/>
    </style:style>
    <style:style style:name="T24" style:family="text">
      <style:text-properties officeooo:rsid="448a57a5"/>
    </style:style>
    <style:style style:name="T25" style:family="text">
      <style:text-properties officeooo:rsid="448c731f"/>
    </style:style>
    <style:style style:name="T26" style:family="text">
      <style:text-properties officeooo:rsid="44940315"/>
    </style:style>
    <style:style style:name="T27" style:family="text">
      <style:text-properties officeooo:rsid="44949f6b"/>
    </style:style>
    <style:style style:name="T28" style:family="text">
      <style:text-properties officeooo:rsid="4498706f"/>
    </style:style>
    <style:style style:name="T29" style:family="text">
      <style:text-properties officeooo:rsid="44a004ce"/>
    </style:style>
    <style:style style:name="T30" style:family="text">
      <style:text-properties officeooo:rsid="44a34d0c"/>
    </style:style>
    <style:style style:name="T31" style:family="text">
      <style:text-properties officeooo:rsid="44a40a4b"/>
    </style:style>
    <style:style style:name="T32" style:family="text">
      <style:text-properties officeooo:rsid="44a69c30"/>
    </style:style>
    <style:style style:name="T33" style:family="text">
      <style:text-properties officeooo:rsid="44a848c5"/>
    </style:style>
    <style:style style:name="T34" style:family="text">
      <style:text-properties officeooo:rsid="44a867bb"/>
    </style:style>
    <style:style style:name="T35" style:family="text">
      <style:text-properties officeooo:rsid="44a9553d"/>
    </style:style>
    <style:style style:name="T36" style:family="text">
      <style:text-properties officeooo:rsid="44ab2351"/>
    </style:style>
    <style:style style:name="T37" style:family="text">
      <style:text-properties officeooo:rsid="44ae2d9c"/>
    </style:style>
    <style:style style:name="T38" style:family="text">
      <style:text-properties officeooo:rsid="44b01599"/>
    </style:style>
    <style:style style:name="T39" style:family="text">
      <style:text-properties officeooo:rsid="44b2966c"/>
    </style:style>
    <style:style style:name="T40" style:family="text">
      <style:text-properties officeooo:rsid="44b73070"/>
    </style:style>
    <style:style style:name="T41" style:family="text">
      <style:text-properties officeooo:rsid="44b7a7fb"/>
    </style:style>
    <style:style style:name="T4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officeooo:rsid="44b90de9"/>
    </style:style>
    <style:style style:name="T45" style:family="text">
      <style:text-properties officeooo:rsid="44baebac"/>
    </style:style>
    <style:style style:name="T46" style:family="text">
      <style:text-properties officeooo:rsid="44c13eff"/>
    </style:style>
    <style:style style:name="T47" style:family="text">
      <style:text-properties officeooo:rsid="44c17ef9"/>
    </style:style>
    <style:style style:name="T48" style:family="text">
      <style:text-properties officeooo:rsid="44c30151"/>
    </style:style>
    <style:style style:name="T49" style:family="text">
      <style:text-properties officeooo:rsid="44c67e5d"/>
    </style:style>
    <style:style style:name="T50" style:family="text">
      <style:text-properties officeooo:rsid="44cad5c3"/>
    </style:style>
    <style:style style:name="T51" style:family="text">
      <style:text-properties officeooo:rsid="44ccc0fd"/>
    </style:style>
    <style:style style:name="T52" style:family="text">
      <style:text-properties officeooo:rsid="44cf16d6"/>
    </style:style>
    <style:style style:name="T53" style:family="text">
      <style:text-properties officeooo:rsid="44d0c91d"/>
    </style:style>
    <style:style style:name="T54" style:family="text">
      <style:text-properties officeooo:rsid="44d26b79"/>
    </style:style>
    <style:style style:name="T55" style:family="text">
      <style:text-properties officeooo:rsid="44d3faad"/>
    </style:style>
    <style:style style:name="T56" style:family="text">
      <style:text-properties officeooo:rsid="44d63da7"/>
    </style:style>
    <style:style style:name="T57" style:family="text">
      <style:text-properties officeooo:rsid="44d8283d"/>
    </style:style>
    <style:style style:name="T58" style:family="text">
      <style:text-properties officeooo:rsid="44d90dc8"/>
    </style:style>
    <style:style style:name="T59" style:family="text">
      <style:text-properties officeooo:rsid="44d920e3"/>
    </style:style>
    <style:style style:name="T60" style:family="text">
      <style:text-properties officeooo:rsid="44d9d64c"/>
    </style:style>
    <style:style style:name="T61" style:family="text">
      <style:text-properties officeooo:rsid="44db54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2" text:outline-level="1">Loot</text:h>
      <text:p text:style-name="P2">Truhla velká dřevěná s kováním</text:p>
      <text:p text:style-name="P2">Truhla velká dřevěná</text:p>
      <text:p text:style-name="P2">Truhla střední dřevěná s kováním</text:p>
      <text:p text:style-name="P2">Truhla střední dřevěná</text:p>
      <text:p text:style-name="P2">Truhla malá dřevěná s kováním</text:p>
      <text:p text:style-name="P2">Truhla malá dřevěná</text:p>
      <text:p text:style-name="P2">Truhlice, celokovová</text:p>
      <text:p text:style-name="P2">Zámek na truhlu - vestavěný</text:p>
      <text:p text:style-name="P2">Zámek - visací</text:p>
      <text:p text:style-name="P2"/>
      <text:p text:style-name="P2">Drahé plátno</text:p>
      <text:p text:style-name="P2">Koberec</text:p>
      <text:p text:style-name="P2">Mosazné nádobí</text:p>
      <text:p text:style-name="P78">Stříbrné nádobí</text:p>
      <text:p text:style-name="P78"/>
      <text:p text:style-name="P79">Knihy</text:p>
      <text:h text:style-name="Heading_20_2" text:outline-level="2"><text:soft-page-break/>Poklad<text:span text:style-name="T38">y</text:span></text:h>
      <text:h text:style-name="Heading_20_3" text:outline-level="3">Rozmisťování pokladů</text:h>
      <text:p text:style-name="P88">Většina pokladů by měly být nepříliš cenné věci, jako různé obrazy, knihy, koberce, nádobí, stříbrné šperky, menší počet mincí a podobně. Opravdu drahými poklady šetři. Když totiž hráči každou chvíli narazí na zlatou korunu posázenou diamanty, zvyknou si na to a přestane jim to připadat výjimečné a pamětihodné.</text:p>
      <text:p text:style-name="P91">TODO: <text:span text:style-name="T46">X</text:span> zl na úroveň? Nebo na dungeon?</text:p>
      <text:h text:style-name="Heading_20_3" text:outline-level="3">Prodej pokladů</text:h>
      <text:p text:style-name="P95">Obyčejné poklady, jako jsou různé umělecké předměty, knihy, mince, šperky a podobně, obyčejně není problém prodat, <text:span text:style-name="T53">p</text:span>ostavy ale musí najít vhodného kupce – v chudé vesnici <text:span text:style-name="T55">nejspíš nebude</text:span> nikdo <text:span text:style-name="T55">dost bohatý na to</text:span>, aby si mohl koupit žezlo posázené rubíny, a navíc by mu beztak nebylo k ničemu dobré. <text:span text:style-name="T54">Cennosti</text:span> je tedy obvykle třeba prodávat ve velkém městě nebo třeba když postavy narazí na <text:span text:style-name="T52">kupeckou</text:span> karavanu.</text:p>
      <text:h text:style-name="Heading_20_3" text:outline-level="3">Cena <text:span text:style-name="T57">materiálu</text:span></text:h>
      <text:p text:style-name="P90">Mince mají cenu kovů, ze kterých jsou vyrobené. Jedna mince obyčejně váží 4 gramy, jeden kilogram kovu tedy stojí stejně jako 250 mincí z něj vyrobených.</text:p>
      <text:list xml:id="list1099761662" text:style-name="L2">
        <text:list-item>
          <text:p text:style-name="P96">Železo a ocel stojí desetkrát méně než měď.</text:p>
        </text:list-item>
        <text:list-item>
          <text:p text:style-name="P92">Bronz, cín <text:span text:style-name="T47">a</text:span> mosaz stojí <text:span text:style-name="T47">zhruba</text:span> stejně jako měď.</text:p>
        </text:list-item>
        <text:list-item>
          <text:p text:style-name="P93">Stříbro stojí desetkrát víc, zlato stokrát víc.</text:p>
        </text:list-item>
        <text:list-item>
          <text:p text:style-name="P97"><text:soft-page-break/>Slonovina, rohovina a polodrahokamy (nefrit, křišťál) stojí zhruba jako stříbro.</text:p>
        </text:list-item>
      </text:list>
      <text:p text:style-name="P94"><text:span text:style-name="T48">P</text:span>oměry cen <text:span text:style-name="T58">materiálů</text:span> zůstávají zachovány i u výrobků. Zlatá náušnice tedy bude stát desetkrát víc než stříbrná <text:span text:style-name="T59">a zlatá soška bude stát desetkrát víc než soška ze slonoviny</text:span>.</text:p>
      <text:h text:style-name="P77" text:outline-level="3"><text:span text:style-name="T40">Kovové i</text:span>ngoty</text:h>
      <text:p text:style-name="P82"><text:span text:style-name="T49">Ingoty, stejně jako mince, m</text:span>ají cenu kovu, ze kterého jsou vyrobené.</text:p>
      <text:list xml:id="list351146488" text:style-name="L1">
        <text:list-item>
          <text:p text:style-name="P81">Malý ingot váží 40 gramů a stojí jako 10 mincí z příslušného kovu.</text:p>
        </text:list-item>
        <text:list-item>
          <text:p text:style-name="P81">Střední ingot váží 200 gramů a stojí jako 50 mincí z příslušného kovu.</text:p>
        </text:list-item>
        <text:list-item>
          <text:p text:style-name="P81">Velký ingot váží 1 kg a stojí jako 250 mincí z příslušného kovu.</text:p>
        </text:list-item>
      </text:list>
      <text:h text:style-name="Heading_20_3" text:outline-level="3">Šperky</text:h>
      <text:p text:style-name="P84">V tabulce je uvedena cena základu šperků, bez vsazených drahých kamenů či perel. Jejich cenu tedy musíš přičíst.</text:p>
      <text:p text:style-name="Example_20_Header">Příklad:</text:p>
      <text:p text:style-name="Example">Stříbrná náušnice s perlou stojí 15 st <text:span text:style-name="T60">(</text:span>5 st za stříbrnou náušnici a 1 zl za vsazenou perlu<text:span text:style-name="T60">)</text:span>.</text:p>
      <text:h text:style-name="Heading_20_3" text:outline-level="3">Sošky</text:h>
      <text:p text:style-name="P86">Zlato, stříbro</text:p>
      <text:p text:style-name="P87"><text:soft-page-break/>Polodrahokam (křišťál, nefrit)</text:p>
      <text:p text:style-name="P86">Slonovina nebo rohovina</text:p>
      <text:h text:style-name="Heading_20_3" text:outline-level="3">Nádobí</text:h>
      <text:p text:style-name="P87">stříbro</text:p>
      <text:h text:style-name="Heading_20_3" text:outline-level="3">Drahokamy</text:h>
      <text:p text:style-name="P3">Cena uvedená v tabulce je za vybroušený drahokam. Surový (nebroušený) kámen stojí polovinu. Cena drahokamů prudce roste s jejich velikostí. <text:span text:style-name="T27">V tabulce je cena za kámen běžné velikosti. Malé kameny stojí desetinu, velké desetinásobek. Opravdu velké drahokamy jsou ještě mnohem dražší. Jsou ale také nesmírně vzácné, obvykle mají svá vlastní jména a nepovalují se jen tak po jeskyních.</text:span></text:p>
      <text:p text:style-name="P59">Diamant <text:span text:style-name="T26">(čirý, žlutý, modrý, růžový, červený)</text:span></text:p>
      <text:p text:style-name="P59">Smaragd <text:span text:style-name="T28">(zelený)</text:span></text:p>
      <text:p text:style-name="P59">Rubín <text:span text:style-name="T28">(červený)</text:span></text:p>
      <text:p text:style-name="P59">Safír <text:span text:style-name="T28">(modrý, oranžový, růžový, žlutý, zelený)</text:span></text:p>
      <text:p text:style-name="P60">Topaz <text:span text:style-name="T28">(čirý, žlutý, růžový, hnědý, modrý)</text:span></text:p>
      <text:h text:style-name="P76" text:outline-level="3">Polodrahokamy</text:h>
      <text:p text:style-name="P4">Cena za všechny polodrahokamy je pro zjednodušení stejná. Jejich cena roste s velikostí, ale na tak prudce jako u drahokamů – malé polodrahokamy stojí polovinu ceny uvedené v tabulce, velké dvojnásobek. <text:span text:style-name="T29">Neopracované polodrahokamy stojí polovinu.</text:span></text:p>
      <text:p text:style-name="P59"><text:soft-page-break/>Achát, <text:span text:style-name="T25">Akvamarín, Ametyst, Beryl, Citrín, Granát, Hematit, Chryzoberyl, Jantar, Jaspis, Karneol, Korund, Křišťál, Lazurit, Malachit, Nefrit, Obsidián, Olivín, Onyx, Opál, Pyrit, Růženín, Spinel, Turmalín, Tygří oko, Tyrkys, Zirkon</text:span></text:p>
      <text:h text:style-name="Heading_20_3" text:outline-level="3">Perly</text:h>
      <text:p text:style-name="P3">bílá, růžová, černá</text:p>
      <text:h text:style-name="Heading_20_3" text:outline-level="3">Drahé látky</text:h>
      <text:p text:style-name="P85">hedvábí</text:p>
      <text:h text:style-name="Heading_20_3" text:outline-level="3">Koberce</text:h>
      <text:p text:style-name="P89"/>
      <text:h text:style-name="Heading_20_3" text:outline-level="3">Pozlacené předměty a padělky</text:h>
      <text:p text:style-name="P80">Pozlacen<text:span text:style-name="T39">é</text:span> <text:span text:style-name="T39">předměty</text:span> <text:span text:style-name="T37">(setina ceny zlatých, možná ještě míň)</text:span></text:p>
      <text:h text:style-name="Heading_20_3" text:outline-level="3">Určování cen pokladů</text:h>
      <text:p text:style-name="P83">Pozor na to, že ceny uvedené v následující tabulce jsou výkupní – za tuto cenu tedy tyto věci obchodník koupí od postav. <text:span text:style-name="T50">Předměty používané jako platidlo, tedy zejména mince, kovové ingoty, drahé kameny a podobně, mají stejnou prodejní i výkupní cenu. Pro ostatní poklady, například umělecké předměty, knihy, drahé látky a podobně, platí to samé co pro výbavu – obchodník je tedy prodává za dvojnásobek ceny, za kterou je od postavy koupí.</text:span></text:p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table:number-columns-spanned="2" office:value-type="string">
            <text:p text:style-name="P61"><text:span text:style-name="T51">Výkupní</text:span> cen<text:span text:style-name="T51">y</text:span> pokladů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57"><text:span text:style-name="T45">Stříbrné š</text:span>perky</text:p>
          </table:table-cell>
          <table:covered-table-cell/>
        </table:table-row>
        <table:table-row table:style-name="Table1.3">
          <table:table-cell table:style-name="Table1.A2" office:value-type="string">
            <text:p text:style-name="P56"><text:span text:style-name="T30">P</text:span>rsten, <text:span text:style-name="T30">jehlice, brož</text:span>, <text:span text:style-name="T30">dvě</text:span> náušnice, <text:span text:style-name="T31">spona</text:span></text:p>
          </table:table-cell>
          <table:table-cell table:style-name="Table1.A2" office:value-type="string">
            <text:p text:style-name="P65">1 zl</text:p>
          </table:table-cell>
        </table:table-row>
        <table:table-row table:style-name="Table1.4">
          <table:table-cell table:style-name="Table1.A2" office:value-type="string">
            <text:p text:style-name="P56"><text:span text:style-name="T30">N</text:span>áhrdelník, <text:span text:style-name="T24">náramek nebo čelenka</text:span></text:p>
          </table:table-cell>
          <table:table-cell table:style-name="Table1.A2" office:value-type="string">
            <text:p text:style-name="P65">3 zl</text:p>
          </table:table-cell>
        </table:table-row>
        <table:table-row table:style-name="Table1.5">
          <table:table-cell table:style-name="Table1.A2" office:value-type="string">
            <text:p text:style-name="P64">Pás, <text:span text:style-name="T36">řetěz</text:span></text:p>
          </table:table-cell>
          <table:table-cell table:style-name="Table1.A2" office:value-type="string">
            <text:p text:style-name="P66"><text:span text:style-name="T32">5</text:span> zl</text:p>
          </table:table-cell>
        </table:table-row>
        <table:table-row table:style-name="Table1.6">
          <table:table-cell table:style-name="Table1.A2" office:value-type="string">
            <text:p text:style-name="P64">Žezlo, koruna</text:p>
          </table:table-cell>
          <table:table-cell table:style-name="Table1.A2" office:value-type="string">
            <text:p text:style-name="P65"><text:span text:style-name="T32">10</text:span> zl</text:p>
          </table:table-cell>
        </table:table-row>
        <table:table-row table:style-name="Table1.7">
          <table:table-cell table:style-name="Table1.A2" table:number-columns-spanned="2" office:value-type="string">
            <text:p text:style-name="P99"><text:span text:style-name="T45">Zlaté š</text:span>perky</text:p>
          </table:table-cell>
          <table:covered-table-cell/>
        </table:table-row>
        <table:table-row table:style-name="Table1.9">
          <table:table-cell table:style-name="Table1.A2" office:value-type="string">
            <text:p text:style-name="P56"><text:span text:style-name="T30">P</text:span>rsten, <text:span text:style-name="T30">jehlice, brož</text:span>, <text:span text:style-name="T30">dvě</text:span> náušnice, <text:span text:style-name="T31">spona</text:span></text:p>
          </table:table-cell>
          <table:table-cell table:style-name="Table1.A2" office:value-type="string">
            <text:p text:style-name="P65">10 zl</text:p>
          </table:table-cell>
        </table:table-row>
        <table:table-row table:style-name="Table1.9">
          <table:table-cell table:style-name="Table1.A2" office:value-type="string">
            <text:p text:style-name="P56"><text:span text:style-name="T30">N</text:span>áhrdelník, <text:span text:style-name="T24">náramek nebo čelenka</text:span></text:p>
          </table:table-cell>
          <table:table-cell table:style-name="Table1.A2" office:value-type="string">
            <text:p text:style-name="P65">30 zl</text:p>
          </table:table-cell>
        </table:table-row>
        <table:table-row table:style-name="Table1.10">
          <table:table-cell table:style-name="Table1.A2" office:value-type="string">
            <text:p text:style-name="P64">Pás, <text:span text:style-name="T36">řetěz</text:span></text:p>
          </table:table-cell>
          <table:table-cell table:style-name="Table1.A2" office:value-type="string">
            <text:p text:style-name="P66">50 zl</text:p>
          </table:table-cell>
        </table:table-row>
        <table:table-row table:style-name="Table1.11">
          <table:table-cell table:style-name="Table1.A11" office:value-type="string">
            <text:p text:style-name="P64">Žezlo, koruna</text:p>
          </table:table-cell>
          <table:table-cell table:style-name="Table1.A11" office:value-type="string">
            <text:p text:style-name="P65"><text:span text:style-name="T45">10</text:span>0 zl</text:p>
          </table:table-cell>
        </table:table-row>
        <table:table-row table:style-name="Table1.12">
          <table:table-cell table:style-name="Table1.A11" table:number-columns-spanned="2" office:value-type="string">
            <text:p text:style-name="P58">Drahé kameny a perly</text:p>
          </table:table-cell>
          <table:covered-table-cell/>
        </table:table-row>
        <table:table-row table:style-name="Table1.20">
          <table:table-cell table:style-name="Table1.A11" office:value-type="string">
            <text:p text:style-name="P74">Polodrahokam</text:p>
          </table:table-cell>
          <table:table-cell table:style-name="Table1.A11" office:value-type="string">
            <text:p text:style-name="P75">1 zl</text:p>
          </table:table-cell>
        </table:table-row>
        <table:table-row table:style-name="Table1.20">
          <table:table-cell table:style-name="Table1.A11" office:value-type="string">
            <text:p text:style-name="P69"><text:span text:style-name="T33">Bílá nebo růžová p</text:span>erla</text:p>
          </table:table-cell>
          <table:table-cell table:style-name="Table1.A11" office:value-type="string">
            <text:p text:style-name="P68"><text:span text:style-name="T34">1</text:span> zl</text:p>
          </table:table-cell>
        </table:table-row>
        <table:table-row table:style-name="Table1.20">
          <table:table-cell table:style-name="Table1.A11" office:value-type="string">
            <text:p text:style-name="P67">Černá perla</text:p>
          </table:table-cell>
          <table:table-cell table:style-name="Table1.A11" office:value-type="string">
            <text:p text:style-name="P68"><text:span text:style-name="T34">5</text:span> zl</text:p>
          </table:table-cell>
        </table:table-row>
        <table:table-row table:style-name="Table1.20">
          <table:table-cell table:style-name="Table1.A11" office:value-type="string">
            <text:p text:style-name="P67">Topaz</text:p>
          </table:table-cell>
          <table:table-cell table:style-name="Table1.A11" office:value-type="string">
            <text:p text:style-name="P68"><text:span text:style-name="T35">5</text:span> zl</text:p>
          </table:table-cell>
        </table:table-row>
        <table:table-row table:style-name="Table1.20">
          <table:table-cell table:style-name="Table1.A11" office:value-type="string">
            <text:p text:style-name="P69">Safír</text:p>
          </table:table-cell>
          <table:table-cell table:style-name="Table1.A11" office:value-type="string">
            <text:p text:style-name="P68"><text:span text:style-name="T35">8</text:span> zl</text:p>
          </table:table-cell>
        </table:table-row>
        <table:table-row table:style-name="Table1.20">
          <table:table-cell table:style-name="Table1.A11" office:value-type="string">
            <text:p text:style-name="P69">Rubín</text:p>
          </table:table-cell>
          <table:table-cell table:style-name="Table1.A11" office:value-type="string">
            <text:p text:style-name="P68"><text:span text:style-name="T35">10</text:span> z</text:p>
          </table:table-cell>
        </table:table-row>
        <table:table-row table:style-name="Table1.20">
          <table:table-cell table:style-name="Table1.A11" office:value-type="string">
            <text:p text:style-name="P69">Smaragd</text:p>
          </table:table-cell>
          <table:table-cell table:style-name="Table1.A11" office:value-type="string">
            <text:p text:style-name="P68"><text:span text:style-name="T35">15</text:span> zl</text:p>
          </table:table-cell>
        </table:table-row>
        <table:table-row table:style-name="Table1.20">
          <table:table-cell table:style-name="Table1.A11" office:value-type="string">
            <text:p text:style-name="P69">Diamant</text:p>
          </table:table-cell>
          <table:table-cell table:style-name="Table1.A11" office:value-type="string">
            <text:p text:style-name="P68"><text:span text:style-name="T35">25</text:span> zl</text:p>
          </table:table-cell>
        </table:table-row>
        <table:table-row table:style-name="Table1.21">
          <table:table-cell table:style-name="Table1.A11" table:number-columns-spanned="2" office:value-type="string">
            <text:p text:style-name="P98">Malý ingot<text:span text:style-name="T42"> (40 g)</text:span></text:p>
          </table:table-cell>
          <table:covered-table-cell/>
        </table:table-row>
        <table:table-row table:style-name="Table1.22">
          <table:table-cell table:style-name="Table1.A11" office:value-type="string">
            <text:p text:style-name="P72">Měď, cín, bronz <text:span text:style-name="T44">nebo</text:span> mosaz</text:p>
          </table:table-cell>
          <table:table-cell table:style-name="Table1.A11" office:value-type="string">
            <text:p text:style-name="P71">1 st</text:p>
          </table:table-cell>
        </table:table-row>
        <table:table-row table:style-name="Table1.23">
          <table:table-cell table:style-name="Table1.A11" office:value-type="string">
            <text:p text:style-name="P70">Stříbro</text:p>
          </table:table-cell>
          <table:table-cell table:style-name="Table1.A11" office:value-type="string">
            <text:p text:style-name="P13"><text:span text:style-name="T9">1</text:span> zl</text:p>
          </table:table-cell>
        </table:table-row>
        <table:table-row table:style-name="Table1.24">
          <table:table-cell table:style-name="Table1.A11" office:value-type="string">
            <text:p text:style-name="P70">Zlato</text:p>
          </table:table-cell>
          <table:table-cell table:style-name="Table1.A11" office:value-type="string">
            <text:p text:style-name="P13">1<text:span text:style-name="T41">0</text:span> zl</text:p>
          </table:table-cell>
        </table:table-row>
        <table:table-row table:style-name="Table1.25">
          <table:table-cell table:style-name="Table1.A11" table:number-columns-spanned="2" office:value-type="string">
            <text:p text:style-name="P98">Střední ingot<text:span text:style-name="T43"> (200 g)</text:span></text:p>
          </table:table-cell>
          <table:covered-table-cell/>
        </table:table-row>
        <table:table-row table:style-name="Table1.27">
          <table:table-cell table:style-name="Table1.A11" office:value-type="string">
            <text:p text:style-name="P72">Měď, cín, bronz <text:span text:style-name="T44">nebo</text:span> mosaz</text:p>
          </table:table-cell>
          <table:table-cell table:style-name="Table1.A11" office:value-type="string">
            <text:p text:style-name="P71">5 st</text:p>
          </table:table-cell>
        </table:table-row>
        <table:table-row table:style-name="Table1.27">
          <table:table-cell table:style-name="Table1.A11" office:value-type="string">
            <text:p text:style-name="P70">Stříbro</text:p>
          </table:table-cell>
          <table:table-cell table:style-name="Table1.A11" office:value-type="string">
            <text:p text:style-name="P13"><text:span text:style-name="T9">5</text:span> zl</text:p>
          </table:table-cell>
        </table:table-row>
        <table:table-row table:style-name="Table1.28">
          <table:table-cell table:style-name="Table1.A11" office:value-type="string">
            <text:p text:style-name="P70">Zlato</text:p>
          </table:table-cell>
          <table:table-cell table:style-name="Table1.A11" office:value-type="string">
            <text:p text:style-name="P13"><text:span text:style-name="T41">50</text:span> zl</text:p>
          </table:table-cell>
        </table:table-row>
        <table:table-row table:style-name="Table1.29">
          <table:table-cell table:style-name="Table1.A11" table:number-columns-spanned="2" office:value-type="string">
            <text:p text:style-name="P98">Velký ingot<text:span text:style-name="T43"> (1 kg)</text:span></text:p>
          </table:table-cell>
          <table:covered-table-cell/>
        </table:table-row>
        <table:table-row table:style-name="Table1.30">
          <table:table-cell table:style-name="Table1.A11" office:value-type="string">
            <text:p text:style-name="P70">Měď, cín, bronz <text:span text:style-name="T44">nebo</text:span> mosaz</text:p>
          </table:table-cell>
          <table:table-cell table:style-name="Table1.A11" office:value-type="string">
            <text:p text:style-name="P71">25 st</text:p>
          </table:table-cell>
        </table:table-row>
        <table:table-row table:style-name="Table1.31">
          <table:table-cell table:style-name="Table1.A11" office:value-type="string">
            <text:p text:style-name="P70">Stříbro</text:p>
          </table:table-cell>
          <table:table-cell table:style-name="Table1.A11" office:value-type="string">
            <text:p text:style-name="P13"><text:span text:style-name="T41">25</text:span> zl</text:p>
          </table:table-cell>
        </table:table-row>
        <table:table-row table:style-name="Table1.32">
          <table:table-cell table:style-name="Table1.A11" office:value-type="string">
            <text:p text:style-name="P70">Zlato</text:p>
          </table:table-cell>
          <table:table-cell table:style-name="Table1.A11" office:value-type="string">
            <text:p text:style-name="P13"><text:span text:style-name="T41">250</text:span> zl</text:p>
          </table:table-cell>
        </table:table-row>
        <table:table-row table:style-name="Table1.33">
          <table:table-cell table:style-name="Table1.A11" table:number-columns-spanned="2" office:value-type="string">
            <text:p text:style-name="Záhlaví_20_tabulky">Šplhací náčiní</text:p>
          </table:table-cell>
          <table:covered-table-cell/>
        </table:table-row>
        <table:table-row table:style-name="Table1.34">
          <table:table-cell table:style-name="Table1.A11" office:value-type="string">
            <text:p text:style-name="P10">5 metrů lana</text:p>
          </table:table-cell>
          <table:table-cell table:style-name="Table1.A11" office:value-type="string">
            <text:p text:style-name="P14">5 st</text:p>
          </table:table-cell>
        </table:table-row>
        <table:table-row table:style-name="Table1.35">
          <table:table-cell table:style-name="Table1.A11" office:value-type="string">
            <text:p text:style-name="P10">2 metry provazového žebříku</text:p>
          </table:table-cell>
          <table:table-cell table:style-name="Table1.A11" office:value-type="string">
            <text:p text:style-name="P14">5 st</text:p>
          </table:table-cell>
        </table:table-row>
        <text:soft-page-break/>
        <table:table-row table:style-name="Table1.36">
          <table:table-cell table:style-name="Table1.A11" office:value-type="string">
            <text:p text:style-name="P15">2 metry řetězu</text:p>
          </table:table-cell>
          <table:table-cell table:style-name="Table1.A11" office:value-type="string">
            <text:p text:style-name="P14">1 zl</text:p>
          </table:table-cell>
        </table:table-row>
        <table:table-row table:style-name="Table1.37">
          <table:table-cell table:style-name="Table1.A11" office:value-type="string">
            <text:p text:style-name="P16">Kotvička</text:p>
          </table:table-cell>
          <table:table-cell table:style-name="Table1.A11" office:value-type="string">
            <text:p text:style-name="P17">1 zl</text:p>
          </table:table-cell>
        </table:table-row>
        <table:table-row table:style-name="Table1.38">
          <table:table-cell table:style-name="Table1.A11" office:value-type="string">
            <text:p text:style-name="P10">Šplhací pomůcky</text:p>
          </table:table-cell>
          <table:table-cell table:style-name="Table1.A11" office:value-type="string">
            <text:p text:style-name="P14">2 zl</text:p>
          </table:table-cell>
        </table:table-row>
        <table:table-row table:style-name="Table1.39">
          <table:table-cell table:style-name="Table1.A11" office:value-type="string">
            <text:p text:style-name="P15">Kladkostroj</text:p>
          </table:table-cell>
          <table:table-cell table:style-name="Table1.A11" office:value-type="string">
            <text:p text:style-name="P14">1 zl</text:p>
          </table:table-cell>
        </table:table-row>
        <table:table-row table:style-name="Table1.40">
          <table:table-cell table:style-name="Table1.A11" table:number-columns-spanned="2" office:value-type="string">
            <text:p text:style-name="Záhlaví_20_tabulky">Zlodějské pomůcky</text:p>
          </table:table-cell>
          <table:covered-table-cell/>
        </table:table-row>
        <table:table-row table:style-name="Table1.41">
          <table:table-cell table:style-name="Table1.A11" office:value-type="string">
            <text:p text:style-name="P10">Zlodějské náčiní</text:p>
          </table:table-cell>
          <table:table-cell table:style-name="Table1.A11" office:value-type="string">
            <text:p text:style-name="P18">5 zl</text:p>
          </table:table-cell>
        </table:table-row>
        <table:table-row table:style-name="Table1.42">
          <table:table-cell table:style-name="Table1.A11" office:value-type="string">
            <text:p text:style-name="P10">Pytlík nášlapných ježků</text:p>
          </table:table-cell>
          <table:table-cell table:style-name="Table1.A11" office:value-type="string">
            <text:p text:style-name="P18">1 zl</text:p>
          </table:table-cell>
        </table:table-row>
        <table:table-row table:style-name="Table1.43">
          <table:table-cell table:style-name="Table1.A11" office:value-type="string">
            <text:p text:style-name="P10">Líčidla</text:p>
          </table:table-cell>
          <table:table-cell table:style-name="Table1.A11" office:value-type="string">
            <text:p text:style-name="P18">1 zl</text:p>
          </table:table-cell>
        </table:table-row>
        <table:table-row table:style-name="Table1.44">
          <table:table-cell table:style-name="Table1.A11" office:value-type="string">
            <text:p text:style-name="P10">Padělatelské náčiní</text:p>
          </table:table-cell>
          <table:table-cell table:style-name="Table1.A11" office:value-type="string">
            <text:p text:style-name="P18">2 zl</text:p>
          </table:table-cell>
        </table:table-row>
        <table:table-row table:style-name="Table1.45">
          <table:table-cell table:style-name="Table1.A11" table:number-columns-spanned="2" office:value-type="string">
            <text:p text:style-name="Záhlaví_20_tabulky">Léčitelská výbava</text:p>
          </table:table-cell>
          <table:covered-table-cell/>
        </table:table-row>
        <table:table-row table:style-name="Table1.46">
          <table:table-cell table:style-name="Table1.A11" office:value-type="string">
            <text:p text:style-name="P10">Léčitelské potřeby</text:p>
          </table:table-cell>
          <table:table-cell table:style-name="Table1.A11" office:value-type="string">
            <text:p text:style-name="P19">1 zl</text:p>
          </table:table-cell>
        </table:table-row>
        <table:table-row table:style-name="Table1.47">
          <table:table-cell table:style-name="Table1.A11" office:value-type="string">
            <text:p text:style-name="P10"><text:span text:style-name="T21">M</text:span>ast na otevřená zranění</text:p>
          </table:table-cell>
          <table:table-cell table:style-name="Table1.A11" office:value-type="string">
            <text:p text:style-name="P9"><text:span text:style-name="T6">2</text:span><text:span text:style-name="T22"> st za dávku</text:span></text:p>
          </table:table-cell>
        </table:table-row>
        <table:table-row table:style-name="Table1.48">
          <table:table-cell table:style-name="Table1.A11" office:value-type="string">
            <text:p text:style-name="P55">Mast na popáleniny</text:p>
          </table:table-cell>
          <table:table-cell table:style-name="Table1.A11" office:value-type="string">
            <text:p text:style-name="P9"><text:span text:style-name="T6">4</text:span><text:span text:style-name="T23"> st za dávku</text:span></text:p>
          </table:table-cell>
        </table:table-row>
        <table:table-row table:style-name="Table1.49">
          <table:table-cell table:style-name="Table1.A11" table:number-columns-spanned="2" office:value-type="string">
            <text:p text:style-name="Záhlaví_20_tabulky">Psací a malířské potřeby</text:p>
          </table:table-cell>
          <table:covered-table-cell/>
        </table:table-row>
        <table:table-row table:style-name="Table1.50">
          <table:table-cell table:style-name="Table1.A11" office:value-type="string">
            <text:p text:style-name="P10">Písařská souprava</text:p>
          </table:table-cell>
          <table:table-cell table:style-name="Table1.A11" office:value-type="string">
            <text:p text:style-name="P14">1 zl</text:p>
          </table:table-cell>
        </table:table-row>
        <table:table-row table:style-name="Table1.51">
          <table:table-cell table:style-name="Table1.A11" office:value-type="string">
            <text:p text:style-name="P10">Malířské potřeby <text:span text:style-name="T8">(plátna, štětce, barvy)</text:span></text:p>
          </table:table-cell>
          <table:table-cell table:style-name="Table1.A11" office:value-type="string">
            <text:p text:style-name="P43">2 zl</text:p>
          </table:table-cell>
        </table:table-row>
        <table:table-row table:style-name="Table1.52">
          <table:table-cell table:style-name="Table1.A11" table:number-columns-spanned="2" office:value-type="string">
            <text:p text:style-name="Záhlaví_20_tabulky">Hudební nástroje</text:p>
          </table:table-cell>
          <table:covered-table-cell/>
        </table:table-row>
        <table:table-row table:style-name="Table1.53">
          <table:table-cell table:style-name="Table1.A11" office:value-type="string">
            <text:p text:style-name="P10">Buben</text:p>
          </table:table-cell>
          <table:table-cell table:style-name="Table1.A11" office:value-type="string">
            <text:p text:style-name="P44">5 st</text:p>
          </table:table-cell>
        </table:table-row>
        <table:table-row table:style-name="Table1.54">
          <table:table-cell table:style-name="Table1.A11" office:value-type="string">
            <text:p text:style-name="P10">Citera</text:p>
          </table:table-cell>
          <table:table-cell table:style-name="Table1.A11" office:value-type="string">
            <text:p text:style-name="P44">2 zl</text:p>
          </table:table-cell>
        </table:table-row>
        <table:table-row table:style-name="Table1.55">
          <table:table-cell table:style-name="Table1.A11" office:value-type="string">
            <text:p text:style-name="P10">Dudy</text:p>
          </table:table-cell>
          <table:table-cell table:style-name="Table1.A11" office:value-type="string">
            <text:p text:style-name="P44">3 zl</text:p>
          </table:table-cell>
        </table:table-row>
        <table:table-row table:style-name="Table1.56">
          <table:table-cell table:style-name="Table1.A11" office:value-type="string">
            <text:p text:style-name="P10">Flétna</text:p>
          </table:table-cell>
          <table:table-cell table:style-name="Table1.A11" office:value-type="string">
            <text:p text:style-name="P44">2 st</text:p>
          </table:table-cell>
        </table:table-row>
        <table:table-row table:style-name="Table1.57">
          <table:table-cell table:style-name="Table1.A11" office:value-type="string">
            <text:p text:style-name="P10">Harfa</text:p>
          </table:table-cell>
          <table:table-cell table:style-name="Table1.A11" office:value-type="string">
            <text:p text:style-name="P44">3 zl</text:p>
          </table:table-cell>
        </table:table-row>
        <table:table-row table:style-name="Table1.58">
          <table:table-cell table:style-name="Table1.A11" office:value-type="string">
            <text:p text:style-name="P10">Loutna</text:p>
          </table:table-cell>
          <table:table-cell table:style-name="Table1.A11" office:value-type="string">
            <text:p text:style-name="P44">3 zl</text:p>
          </table:table-cell>
        </table:table-row>
        <table:table-row table:style-name="Table1.59">
          <table:table-cell table:style-name="Table1.A11" office:value-type="string">
            <text:p text:style-name="P10">Lyra</text:p>
          </table:table-cell>
          <table:table-cell table:style-name="Table1.A11" office:value-type="string">
            <text:p text:style-name="P44">3 zl</text:p>
          </table:table-cell>
        </table:table-row>
        <table:table-row table:style-name="Table1.60">
          <table:table-cell table:style-name="Table1.A11" office:value-type="string">
            <text:p text:style-name="P10">Píšťala</text:p>
          </table:table-cell>
          <table:table-cell table:style-name="Table1.A11" office:value-type="string">
            <text:p text:style-name="P44">2 st</text:p>
          </table:table-cell>
        </table:table-row>
        <table:table-row table:style-name="Table1.61">
          <table:table-cell table:style-name="Table1.A11" office:value-type="string">
            <text:p text:style-name="P11">Roh</text:p>
          </table:table-cell>
          <table:table-cell table:style-name="Table1.A11" office:value-type="string">
            <text:p text:style-name="P44">2 st</text:p>
          </table:table-cell>
        </table:table-row>
        <table:table-row table:style-name="Table1.62">
          <table:table-cell table:style-name="Table1.A11" table:number-columns-spanned="2" office:value-type="string">
            <text:p text:style-name="Záhlaví_20_tabulky">Skleněné zboží</text:p>
          </table:table-cell>
          <table:covered-table-cell/>
        </table:table-row>
        <table:table-row table:style-name="Table1.63">
          <table:table-cell table:style-name="Table1.A11" office:value-type="string">
            <text:p text:style-name="P10"><text:span text:style-name="T10">*</text:span>Zvětšovací sklo</text:p>
          </table:table-cell>
          <table:table-cell table:style-name="Table1.A11" office:value-type="string">
            <text:p text:style-name="P30">5 zl</text:p>
          </table:table-cell>
        </table:table-row>
        <table:table-row table:style-name="Table1.64">
          <table:table-cell table:style-name="Table1.A11" office:value-type="string">
            <text:p text:style-name="P31">*Dalekohled</text:p>
          </table:table-cell>
          <table:table-cell table:style-name="Table1.A11" office:value-type="string">
            <text:p text:style-name="P30">20 zl</text:p>
          </table:table-cell>
        </table:table-row>
        <table:table-row table:style-name="Table1.65">
          <table:table-cell table:style-name="Table1.A11" table:number-columns-spanned="2" office:value-type="string">
            <text:p text:style-name="Záhlaví_20_tabulky">Alchymistická výbava</text:p>
          </table:table-cell>
          <table:covered-table-cell/>
        </table:table-row>
        <table:table-row table:style-name="Table1.66">
          <table:table-cell table:style-name="Table1.A11" office:value-type="string">
            <text:p text:style-name="P10">Alchymistická aparatura</text:p>
          </table:table-cell>
          <table:table-cell table:style-name="Table1.A11" office:value-type="string">
            <text:p text:style-name="P22">10 zl</text:p>
          </table:table-cell>
        </table:table-row>
        <table:table-row table:style-name="Table1.67">
          <table:table-cell table:style-name="Table1.A11" office:value-type="string">
            <text:p text:style-name="P10">Alchymistická laboratoř</text:p>
          </table:table-cell>
          <table:table-cell table:style-name="Table1.A11" office:value-type="string">
            <text:p text:style-name="P22">100 zl</text:p>
          </table:table-cell>
        </table:table-row>
        <table:table-row table:style-name="Table1.68">
          <table:table-cell table:style-name="Table1.A11" office:value-type="string">
            <text:p text:style-name="P10">Alchymistické suroviny</text:p>
          </table:table-cell>
          <table:table-cell table:style-name="Table1.A11" office:value-type="string">
            <text:p text:style-name="P22">1 zl za 1 mag</text:p>
          </table:table-cell>
        </table:table-row>
        <table:table-row table:style-name="Table1.69">
          <table:table-cell table:style-name="Table1.A11" table:number-columns-spanned="2" office:value-type="string">
            <text:p text:style-name="Záhlaví_20_tabulky">Alchymistick<text:span text:style-name="T7">é</text:span> vý<text:span text:style-name="T7">robky</text:span></text:p>
          </table:table-cell>
          <table:covered-table-cell/>
        </table:table-row>
        <table:table-row table:style-name="Table1.70">
          <table:table-cell table:style-name="Table1.A11" office:value-type="string">
            <text:p text:style-name="P12">Léčivý lektvar</text:p>
          </table:table-cell>
          <table:table-cell table:style-name="Table1.A11" office:value-type="string">
            <text:p text:style-name="P22">2 zl</text:p>
          </table:table-cell>
        </table:table-row>
        <table:table-row table:style-name="Table1.71">
          <table:table-cell table:style-name="Table1.A11" office:value-type="string">
            <text:p text:style-name="P12">Petarda</text:p>
          </table:table-cell>
          <table:table-cell table:style-name="Table1.A11" office:value-type="string">
            <text:p text:style-name="P22">2 zl</text:p>
          </table:table-cell>
        </table:table-row>
        <text:soft-page-break/>
        <table:table-row table:style-name="Table1.72">
          <table:table-cell table:style-name="Table1.A11" office:value-type="string">
            <text:p text:style-name="P12">Dýmovnice</text:p>
          </table:table-cell>
          <table:table-cell table:style-name="Table1.A11" office:value-type="string">
            <text:p text:style-name="P22">2 zl</text:p>
          </table:table-cell>
        </table:table-row>
        <table:table-row table:style-name="Table1.73">
          <table:table-cell table:style-name="Table1.A11" office:value-type="string">
            <text:p text:style-name="P23">*Ostatní alchymistické výrobky</text:p>
          </table:table-cell>
          <table:table-cell table:style-name="Table1.A11" office:value-type="string">
            <text:p text:style-name="P22">2 * cena surovin</text:p>
          </table:table-cell>
        </table:table-row>
        <table:table-row table:style-name="Table1.74">
          <table:table-cell table:style-name="Table1.A11" table:number-columns-spanned="2" office:value-type="string">
            <text:p text:style-name="Záhlaví_20_tabulky">Hořlaviny a žíraviny</text:p>
          </table:table-cell>
          <table:covered-table-cell/>
        </table:table-row>
        <table:table-row table:style-name="Table1.75">
          <table:table-cell table:style-name="Table1.A11" office:value-type="string">
            <text:p text:style-name="P23">Láhev zápalného oleje</text:p>
          </table:table-cell>
          <table:table-cell table:style-name="Table1.A11" office:value-type="string">
            <text:p text:style-name="P24">5 st</text:p>
          </table:table-cell>
        </table:table-row>
        <table:table-row table:style-name="Table1.76">
          <table:table-cell table:style-name="Table1.A11" office:value-type="string">
            <text:p text:style-name="P23">Flakón s vitriolem</text:p>
          </table:table-cell>
          <table:table-cell table:style-name="Table1.A11" office:value-type="string">
            <text:p text:style-name="P24">1 zl</text:p>
          </table:table-cell>
        </table:table-row>
        <table:table-row table:style-name="Table1.77">
          <table:table-cell table:style-name="Table1.A11" table:number-columns-spanned="2" office:value-type="string">
            <text:p text:style-name="Záhlaví_20_tabulky">Jedy</text:p>
          </table:table-cell>
          <table:covered-table-cell/>
        </table:table-row>
        <table:table-row table:style-name="Table1.78">
          <table:table-cell table:style-name="Table1.A11" office:value-type="string">
            <text:p text:style-name="P23">Vlčí mor</text:p>
          </table:table-cell>
          <table:table-cell table:style-name="Table1.A11" office:value-type="string">
            <text:p text:style-name="P25">5 st za dávku</text:p>
          </table:table-cell>
        </table:table-row>
        <table:table-row table:style-name="Table1.79">
          <table:table-cell table:style-name="Table1.A11" office:value-type="string">
            <text:p text:style-name="P26">Jed ze zmije</text:p>
          </table:table-cell>
          <table:table-cell table:style-name="Table1.A11" office:value-type="string">
            <text:p text:style-name="P25">2 zl za dávku</text:p>
          </table:table-cell>
        </table:table-row>
        <table:table-row table:style-name="Table1.80">
          <table:table-cell table:style-name="Table1.A11" office:value-type="string">
            <text:p text:style-name="P26">Bol<text:span text:style-name="T11">e</text:span>hlav</text:p>
          </table:table-cell>
          <table:table-cell table:style-name="Table1.A11" office:value-type="string">
            <text:p text:style-name="P27">4 st za dávku</text:p>
          </table:table-cell>
        </table:table-row>
        <table:table-row table:style-name="Table1.81">
          <table:table-cell table:style-name="Table1.A11" office:value-type="string">
            <text:p text:style-name="P26">Muchomůrka zelená</text:p>
          </table:table-cell>
          <table:table-cell table:style-name="Table1.A11" office:value-type="string">
            <text:p text:style-name="P27">2 st za dávku</text:p>
          </table:table-cell>
        </table:table-row>
        <table:table-row table:style-name="Table1.82">
          <table:table-cell table:style-name="Table1.A11" office:value-type="string">
            <text:p text:style-name="P26">Jed z černé ropuchy</text:p>
          </table:table-cell>
          <table:table-cell table:style-name="Table1.A11" office:value-type="string">
            <text:p text:style-name="P6"><text:span text:style-name="T2">6</text:span><text:span text:style-name="T18"> st za dávku</text:span></text:p>
          </table:table-cell>
        </table:table-row>
        <table:table-row table:style-name="Table1.83">
          <table:table-cell table:style-name="Table1.A11" office:value-type="string">
            <text:p text:style-name="P53">*Arzenik</text:p>
          </table:table-cell>
          <table:table-cell table:style-name="Table1.A11" office:value-type="string">
            <text:p text:style-name="P54">6 zl za dávku</text:p>
          </table:table-cell>
        </table:table-row>
        <table:table-row table:style-name="Table1.84">
          <table:table-cell table:style-name="Table1.A11" office:value-type="string">
            <text:p text:style-name="P26">*Jed z kobry</text:p>
          </table:table-cell>
          <table:table-cell table:style-name="Table1.A11" office:value-type="string">
            <text:p text:style-name="P27">5 zl za dávku</text:p>
          </table:table-cell>
        </table:table-row>
        <table:table-row table:style-name="Table1.85">
          <table:table-cell table:style-name="Table1.A11" office:value-type="string">
            <text:p text:style-name="P28">*Kurare</text:p>
          </table:table-cell>
          <table:table-cell table:style-name="Table1.A11" office:value-type="string">
            <text:p text:style-name="P7"><text:span text:style-name="T3">2</text:span><text:span text:style-name="T19">0 zl za dávku</text:span></text:p>
          </table:table-cell>
        </table:table-row>
        <table:table-row table:style-name="Table1.86">
          <table:table-cell table:style-name="Table1.A11" office:value-type="string">
            <text:p text:style-name="P29"><text:span text:style-name="T20">*</text:span>Jed z pralesničky</text:p>
          </table:table-cell>
          <table:table-cell table:style-name="Table1.A11" office:value-type="string">
            <text:p text:style-name="P8"><text:span text:style-name="T4">1</text:span><text:span text:style-name="T5">0</text:span><text:span text:style-name="T19">0 zl za dávku</text:span></text:p>
          </table:table-cell>
        </table:table-row>
        <table:table-row table:style-name="Table1.87">
          <table:table-cell table:style-name="Table1.A11" table:number-columns-spanned="2" office:value-type="string">
            <text:p text:style-name="Záhlaví_20_tabulky"><text:span text:style-name="T14">Tažná, nákladní a j</text:span>ezdecká zvířata</text:p>
          </table:table-cell>
          <table:covered-table-cell/>
        </table:table-row>
        <table:table-row table:style-name="Table1.88">
          <table:table-cell table:style-name="Table1.A11" office:value-type="string">
            <text:p text:style-name="P49">Tažný pes</text:p>
          </table:table-cell>
          <table:table-cell table:style-name="Table1.A11" office:value-type="string">
            <text:p text:style-name="P50">1 zl</text:p>
          </table:table-cell>
        </table:table-row>
        <table:table-row table:style-name="Table1.89">
          <table:table-cell table:style-name="Table1.A11" office:value-type="string">
            <text:p text:style-name="P10">Osel nebo mula</text:p>
          </table:table-cell>
          <table:table-cell table:style-name="Table1.A11" office:value-type="string">
            <text:p text:style-name="P20">2 zl</text:p>
          </table:table-cell>
        </table:table-row>
        <table:table-row table:style-name="Table1.90">
          <table:table-cell table:style-name="Table1.A11" office:value-type="string">
            <text:p text:style-name="P10">Vůl, <text:span text:style-name="T15">kráva</text:span></text:p>
          </table:table-cell>
          <table:table-cell table:style-name="Table1.A11" office:value-type="string">
            <text:p text:style-name="P20">5 zl</text:p>
          </table:table-cell>
        </table:table-row>
        <table:table-row table:style-name="Table1.91">
          <table:table-cell table:style-name="Table1.A11" office:value-type="string">
            <text:p text:style-name="P47">Poník</text:p>
          </table:table-cell>
          <table:table-cell table:style-name="Table1.A11" office:value-type="string">
            <text:p text:style-name="P48">8 zl</text:p>
          </table:table-cell>
        </table:table-row>
        <table:table-row table:style-name="Table1.92">
          <table:table-cell table:style-name="Table1.A11" office:value-type="string">
            <text:p text:style-name="P10">Tažný kůň</text:p>
          </table:table-cell>
          <table:table-cell table:style-name="Table1.A11" office:value-type="string">
            <text:p text:style-name="P20">10 zl</text:p>
          </table:table-cell>
        </table:table-row>
        <table:table-row table:style-name="Table1.93">
          <table:table-cell table:style-name="Table1.A11" office:value-type="string">
            <text:p text:style-name="P10">Jezdecký kůň</text:p>
          </table:table-cell>
          <table:table-cell table:style-name="Table1.A11" office:value-type="string">
            <text:p text:style-name="P20">15 zl</text:p>
          </table:table-cell>
        </table:table-row>
        <table:table-row table:style-name="Table1.94">
          <table:table-cell table:style-name="Table1.A11" office:value-type="string">
            <text:p text:style-name="P10">*Válečný kůň</text:p>
          </table:table-cell>
          <table:table-cell table:style-name="Table1.A11" office:value-type="string">
            <text:p text:style-name="P20">30 zl</text:p>
          </table:table-cell>
        </table:table-row>
        <table:table-row table:style-name="Table1.95">
          <table:table-cell table:style-name="Table1.A11" office:value-type="string">
            <text:p text:style-name="P32"><text:span text:style-name="T16">*</text:span>Velbloud</text:p>
          </table:table-cell>
          <table:table-cell table:style-name="Table1.A11" office:value-type="string">
            <text:p text:style-name="P33">5 zl</text:p>
          </table:table-cell>
        </table:table-row>
        <table:table-row table:style-name="Table1.96">
          <table:table-cell table:style-name="Table1.A11" office:value-type="string">
            <text:p text:style-name="P45"><text:span text:style-name="T16">*</text:span>Slon</text:p>
          </table:table-cell>
          <table:table-cell table:style-name="Table1.A11" office:value-type="string">
            <text:p text:style-name="P46">25 zl</text:p>
          </table:table-cell>
        </table:table-row>
        <table:table-row table:style-name="Table1.97">
          <table:table-cell table:style-name="Table1.A11" table:number-columns-spanned="2" office:value-type="string">
            <text:p text:style-name="Záhlaví_20_tabulky">Dopravní prostředky</text:p>
          </table:table-cell>
          <table:covered-table-cell/>
        </table:table-row>
        <table:table-row table:style-name="Table1.98">
          <table:table-cell table:style-name="Table1.A11" office:value-type="string">
            <text:p text:style-name="P51">Sáně</text:p>
          </table:table-cell>
          <table:table-cell table:style-name="Table1.A11" office:value-type="string">
            <text:p text:style-name="P52">6 st</text:p>
          </table:table-cell>
        </table:table-row>
        <table:table-row table:style-name="Table1.99">
          <table:table-cell table:style-name="Table1.A11" office:value-type="string">
            <text:p text:style-name="P10">Kára nebo dvoukolák</text:p>
          </table:table-cell>
          <table:table-cell table:style-name="Table1.A11" office:value-type="string">
            <text:p text:style-name="P21">1 zl</text:p>
          </table:table-cell>
        </table:table-row>
        <table:table-row table:style-name="Table1.100">
          <table:table-cell table:style-name="Table1.A11" office:value-type="string">
            <text:p text:style-name="P10">Vůz</text:p>
          </table:table-cell>
          <table:table-cell table:style-name="Table1.A11" office:value-type="string">
            <text:p text:style-name="P21">5 zl</text:p>
          </table:table-cell>
        </table:table-row>
        <table:table-row table:style-name="Table1.101">
          <table:table-cell table:style-name="Table1.A11" office:value-type="string">
            <text:p text:style-name="P10">Kočár</text:p>
          </table:table-cell>
          <table:table-cell table:style-name="Table1.A11" office:value-type="string">
            <text:p text:style-name="P21">20 zl</text:p>
          </table:table-cell>
        </table:table-row>
        <table:table-row table:style-name="Table1.102">
          <table:table-cell table:style-name="Table1.A11" table:number-columns-spanned="2" office:value-type="string">
            <text:p text:style-name="Záhlaví_20_tabulky">Lodě</text:p>
          </table:table-cell>
          <table:covered-table-cell/>
        </table:table-row>
        <table:table-row table:style-name="Table1.103">
          <table:table-cell table:style-name="Table1.A11" office:value-type="string">
            <text:p text:style-name="P34">Loďka pro dvě osoby</text:p>
          </table:table-cell>
          <table:table-cell table:style-name="Table1.A11" office:value-type="string">
            <text:p text:style-name="P35">2 zl</text:p>
          </table:table-cell>
        </table:table-row>
        <table:table-row table:style-name="Table1.104">
          <table:table-cell table:style-name="Table1.A11" office:value-type="string">
            <text:p text:style-name="P34">Člun pro několik osob</text:p>
          </table:table-cell>
          <table:table-cell table:style-name="Table1.A11" office:value-type="string">
            <text:p text:style-name="P35">10 zl</text:p>
          </table:table-cell>
        </table:table-row>
        <table:table-row table:style-name="Table1.105">
          <table:table-cell table:style-name="Table1.A11" office:value-type="string">
            <text:p text:style-name="P34">Malá plachetnice</text:p>
          </table:table-cell>
          <table:table-cell table:style-name="Table1.A11" office:value-type="string">
            <text:p text:style-name="P35">50 zl</text:p>
          </table:table-cell>
        </table:table-row>
        <table:table-row table:style-name="Table1.106">
          <table:table-cell table:style-name="Table1.A11" office:value-type="string">
            <text:p text:style-name="P34">Malá obchodní loď</text:p>
          </table:table-cell>
          <table:table-cell table:style-name="Table1.A11" office:value-type="string">
            <text:p text:style-name="P5"><text:span text:style-name="T1">3</text:span><text:span text:style-name="T17">00 zl</text:span></text:p>
          </table:table-cell>
        </table:table-row>
        <table:table-row table:style-name="Table1.107">
          <table:table-cell table:style-name="Table1.A11" office:value-type="string">
            <text:p text:style-name="P34">Velká obchodní loď</text:p>
          </table:table-cell>
          <table:table-cell table:style-name="Table1.A11" office:value-type="string">
            <text:p text:style-name="P5"><text:span text:style-name="T1">6</text:span><text:span text:style-name="T17">00 zl</text:span></text:p>
          </table:table-cell>
        </table:table-row>
        <table:table-row table:style-name="Table1.108">
          <table:table-cell table:style-name="Table1.A11" office:value-type="string">
            <text:p text:style-name="P34">Malá válečná loď</text:p>
          </table:table-cell>
          <table:table-cell table:style-name="Table1.A11" office:value-type="string">
            <text:p text:style-name="P35"><text:span text:style-name="T12">5</text:span>00 zl</text:p>
          </table:table-cell>
        </table:table-row>
        <text:soft-page-break/>
        <table:table-row table:style-name="Table1.109">
          <table:table-cell table:style-name="Table1.A11" office:value-type="string">
            <text:p text:style-name="P34">Velká válečná loď</text:p>
          </table:table-cell>
          <table:table-cell table:style-name="Table1.A11" office:value-type="string">
            <text:p text:style-name="P35"><text:span text:style-name="T12">2.0</text:span>00 zl</text:p>
          </table:table-cell>
        </table:table-row>
        <table:table-row table:style-name="Table1.110">
          <table:table-cell table:style-name="Table1.A11" table:number-columns-spanned="2" office:value-type="string">
            <text:p text:style-name="Záhlaví_20_tabulky">Domy</text:p>
          </table:table-cell>
          <table:covered-table-cell/>
        </table:table-row>
        <table:table-row table:style-name="Table1.111">
          <table:table-cell table:style-name="Table1.A11" office:value-type="string">
            <text:p text:style-name="P34">Domek s jednou místností, lovecký srub</text:p>
          </table:table-cell>
          <table:table-cell table:style-name="Table1.A11" office:value-type="string">
            <text:p text:style-name="P38">20 zl</text:p>
          </table:table-cell>
        </table:table-row>
        <table:table-row table:style-name="Table1.112">
          <table:table-cell table:style-name="Table1.A11" office:value-type="string">
            <text:p text:style-name="P34">Malý dům</text:p>
          </table:table-cell>
          <table:table-cell table:style-name="Table1.A11" office:value-type="string">
            <text:p text:style-name="P39">100 zl</text:p>
          </table:table-cell>
        </table:table-row>
        <table:table-row table:style-name="Table1.113">
          <table:table-cell table:style-name="Table1.A11" office:value-type="string">
            <text:p text:style-name="P36">Obytná věž</text:p>
          </table:table-cell>
          <table:table-cell table:style-name="Table1.A11" office:value-type="string">
            <text:p text:style-name="P39">200 zl</text:p>
          </table:table-cell>
        </table:table-row>
        <table:table-row table:style-name="Table1.114">
          <table:table-cell table:style-name="Table1.A11" office:value-type="string">
            <text:p text:style-name="P34">Velký dům</text:p>
          </table:table-cell>
          <table:table-cell table:style-name="Table1.A11" office:value-type="string">
            <text:p text:style-name="P37">1.000 zl</text:p>
          </table:table-cell>
        </table:table-row>
        <table:table-row table:style-name="Table1.115">
          <table:table-cell table:style-name="Table1.A11" office:value-type="string">
            <text:p text:style-name="P36">Výstavní dům</text:p>
          </table:table-cell>
          <table:table-cell table:style-name="Table1.A11" office:value-type="string">
            <text:p text:style-name="P41">5.000 zl</text:p>
          </table:table-cell>
        </table:table-row>
        <table:table-row table:style-name="Table1.116">
          <table:table-cell table:style-name="Table1.A11" office:value-type="string">
            <text:p text:style-name="P36">Palác</text:p>
          </table:table-cell>
          <table:table-cell table:style-name="Table1.A11" office:value-type="string">
            <text:p text:style-name="P41">25.000 zl</text:p>
          </table:table-cell>
        </table:table-row>
        <table:table-row table:style-name="Table1.117">
          <table:table-cell table:style-name="Table1.A11" table:number-columns-spanned="2" office:value-type="string">
            <text:p text:style-name="Záhlaví_20_tabulky">Opevněné domy a hrady</text:p>
          </table:table-cell>
          <table:covered-table-cell/>
        </table:table-row>
        <table:table-row table:style-name="Table1.118">
          <table:table-cell table:style-name="Table1.A11" office:value-type="string">
            <text:p text:style-name="P36">Opevněný dům</text:p>
          </table:table-cell>
          <table:table-cell table:style-name="Table1.A11" office:value-type="string">
            <text:p text:style-name="P39">400 zl</text:p>
          </table:table-cell>
        </table:table-row>
        <table:table-row table:style-name="Table1.119">
          <table:table-cell table:style-name="Table1.A11" office:value-type="string">
            <text:p text:style-name="P34">Opevněná věž</text:p>
          </table:table-cell>
          <table:table-cell table:style-name="Table1.A11" office:value-type="string">
            <text:p text:style-name="P39">800 zl</text:p>
          </table:table-cell>
        </table:table-row>
        <table:table-row table:style-name="Table1.120">
          <table:table-cell table:style-name="Table1.A11" office:value-type="string">
            <text:p text:style-name="P34">Malá tvrz</text:p>
          </table:table-cell>
          <table:table-cell table:style-name="Table1.A11" office:value-type="string">
            <text:p text:style-name="P39">3.000 zl</text:p>
          </table:table-cell>
        </table:table-row>
        <table:table-row table:style-name="Table1.121">
          <table:table-cell table:style-name="Table1.A11" office:value-type="string">
            <text:p text:style-name="P36">Hrad</text:p>
          </table:table-cell>
          <table:table-cell table:style-name="Table1.A11" office:value-type="string">
            <text:p text:style-name="P38"><text:span text:style-name="T13">10</text:span>.000 zl</text:p>
          </table:table-cell>
        </table:table-row>
        <table:table-row table:style-name="Table1.122">
          <table:table-cell table:style-name="Table1.A122" office:value-type="string">
            <text:p text:style-name="P42">Pevnost</text:p>
          </table:table-cell>
          <table:table-cell table:style-name="Table1.A122" office:value-type="string">
            <text:p text:style-name="P40">30.000 zl</text:p>
          </table:table-cell>
        </table:table-row>
      </table:table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2" svg:font-family="StarSymbol, 'Arial Unicode MS'"/>
    <style:font-face style:name="Tahoma1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Georgia3" svg:font-family="Georgia" style:font-adornments="tučné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1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.101cm" fo:margin-bottom="0.101cm" loext:contextual-spacing="false" fo:text-align="center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120%" fo:letter-spacing="0.014cm" fo:font-style="italic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.199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499cm" loext:contextual-spacing="tru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cs" fo:country="CZ" style:font-name-asian="Tahoma" style:font-family-asian="Tahoma" style:font-family-generic-asian="system" style:font-pitch-asian="variable" style:font-size-asian="10pt" style:language-asian="cs" style:country-asian="CZ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Example_20_header" style:display-name="Example header" style:family="paragraph" style:parent-style-name="Standard" style:default-outline-level="">
      <style:text-properties fo:font-style="italic" style:font-style-asian="italic"/>
    </style:style>
    <style:style style:name="Záhlaví_20_tabulky" style:display-name="Záhlaví tabulky" style:family="paragraph" style:next-style-name="Table_20_Contents" style:master-page-name="">
      <style:paragraph-properties fo:margin-top="0.101cm" fo:margin-bottom="0cm" loext:contextual-spacing="false" fo:text-align="center" style:justify-single-word="false" style:page-number="auto"/>
      <style:text-properties style:font-name="Georgia3" fo:font-family="Georgia" style:font-style-name="tučné" style:font-family-generic="roman" style:font-pitch="variable" fo:font-size="8pt" fo:font-weight="bold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2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2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2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2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2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2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2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2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2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2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2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2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2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2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2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2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2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2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2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2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2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2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2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2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2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StarSymbol" fo:font-family="StarSymbol" style:font-family-generic="roman" style:font-pitch="variable"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Nadpis_20_4_20_Char" style:display-name="Nadpis 4 Char" style:family="text" style:parent-style-name="Default_20_Paragraph_20_Font">
      <style:text-properties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Nadpis_20_8_20_Char" style:display-name="Nadpis 8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Základní_20_text_20_Char" style:display-name="Základní text Char" style:family="text" style:parent-style-name="Default_20_Paragraph_20_Font">
      <style:text-properties fo:font-size="12pt" style:font-size-asian="12pt"/>
    </style:style>
    <style:style style:name="Nadpis_20_2_20_Char" style:display-name="Nadpis 2 Char" style:family="text" style:parent-style-name="Default_20_Paragraph_20_Font">
      <style:text-properties fo:font-size="14pt" fo:font-weight="bold" style:font-size-asian="14pt" style:font-weight-asian="bold" style:font-name-complex="Arial" style:font-family-complex="Arial" style:font-family-generic-complex="system" style:font-pitch-complex="variable" style:font-size-complex="14pt" style:font-style-complex="italic" style:font-weight-complex="bold"/>
    </style:style>
    <style:style style:name="Nadpis_20_1_20_Char" style:display-name="Nadpis 1 Char" style:family="text" style:parent-style-name="Default_20_Paragraph_20_Font">
      <style:text-properties fo:font-size="16pt" fo:font-weight="bold" style:font-size-asian="16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Nadpis_20_3_20_Char" style:display-name="Nadpis 3 Char" style:family="text" style:parent-style-name="Default_20_Paragraph_20_Font">
      <style:text-properties fo:font-size="13pt" fo:font-weight="bold" style:font-size-asian="13pt" style:font-weight-asian="bold" style:font-name-complex="Arial" style:font-family-complex="Arial" style:font-family-generic-complex="system" style:font-pitch-complex="variable" style:font-size-complex="13pt" style:font-weight-complex="bold"/>
    </style:style>
    <style:style style:name="Nadpis_20_5_20_Char" style:display-name="Nadpis 5 Char" style:family="text" style:parent-style-name="Default_20_Paragraph_20_Font">
      <style:text-properties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weight-complex="bold"/>
    </style:style>
    <style:style style:name="Nadpis_20_6_20_Char" style:display-name="Nadpis 6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7_20_Char" style:display-name="Nadpis 7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9_20_Char" style:display-name="Nadpis 9 Char" style:family="text" style:parent-style-name="Default_20_Paragraph_20_Font">
      <style:text-properties fo:font-size="10.5pt" style:text-underline-style="solid" style:text-underline-width="auto" style:text-underline-color="font-color" style:font-name-asian="Lucida Sans Unicode1" style:font-family-asian="'Lucida Sans Unicode'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 style:font-weight-complex="bold"/>
    </style:style>
    <style:style style:name="FollowedHyperlink" style:family="text">
      <style:text-properties fo:color="#800000" style:text-underline-style="solid" style:text-underline-width="auto" style:text-underline-color="font-color"/>
    </style:style>
    <style:style style:name="Zápatí_20_Char" style:display-name="Zápatí Char" style:family="text" style:parent-style-name="Default_20_Paragraph_20_Font">
      <style:text-properties fo:font-size="12pt" style:font-size-asian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12-01T15:05:27.544000000</dc:date>
    <meta:print-date>2113-01-01T00:00:00</meta:print-date>
    <meta:editing-cycles>21857</meta:editing-cycles>
    <meta:editing-duration>P64DT17H49M59S</meta:editing-duration>
    <meta:generator>LibreOffice/6.0.5.2$Windows_X86_64 LibreOffice_project/54c8cbb85f300ac59db32fe8a675ff7683cd5a16</meta:generator>
    <meta:document-statistic meta:table-count="1" meta:image-count="0" meta:object-count="0" meta:page-count="9" meta:paragraph-count="285" meta:word-count="1107" meta:character-count="6183" meta:non-whitespace-character-count="5364"/>
  </office:meta>
</office:document-meta>
</file>